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Footer">
      <style:text-properties officeooo:rsid="0008aec0" officeooo:paragraph-rsid="0008aec0"/>
    </style:style>
    <style:style style:name="P2" style:family="paragraph" style:parent-style-name="Preformatted_20_Text">
      <style:text-properties fo:font-size="15pt" officeooo:rsid="0008aec0" officeooo:paragraph-rsid="0008aec0" style:font-size-asian="15pt" style:font-size-complex="15pt"/>
    </style:style>
    <style:style style:name="P3" style:family="paragraph" style:parent-style-name="Preformatted_20_Text">
      <style:text-properties fo:font-size="15pt" officeooo:rsid="0008aec0" officeooo:paragraph-rsid="00097fcb" style:font-size-asian="15pt" style:font-size-complex="15pt"/>
    </style:style>
    <style:style style:name="P4" style:family="paragraph" style:parent-style-name="Preformatted_20_Text">
      <style:text-properties fo:font-size="15pt" officeooo:rsid="00097fcb" officeooo:paragraph-rsid="00097fcb" style:font-size-asian="15pt" style:font-size-complex="15pt"/>
    </style:style>
    <style:style style:name="P5" style:family="paragraph" style:parent-style-name="Preformatted_20_Text">
      <style:paragraph-properties fo:break-before="page"/>
      <style:text-properties fo:font-size="15pt" officeooo:rsid="0008aec0" officeooo:paragraph-rsid="0008aec0" style:font-size-asian="15pt" style:font-size-complex="15pt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2">704 高雄發的尾幫車</text:p>
        <text:p text:style-name="P2"/>
        <text:p text:style-name="P2"><text:s/>翠翠 啊。</text:p>
        <text:p text:style-name="P2"><text:s/>Tshuì-tshuì <text:s/>--ah.</text:p>
        <text:p text:style-name="P2"/>
        <text:p text:style-name="P2">救人喔！</text:p>
        <text:p text:style-name="P2">Kiù-lâng --ooh!</text:p>
        <text:p text:style-name="P2"/>
        <text:p text:style-name="P2"><text:s/>翠翠 啊。</text:p>
        <text:p text:style-name="P2"><text:s/>Tshuì-tshuì <text:s/>--ah.</text:p>
        <text:p text:style-name="P2"/>
        <text:p text:style-name="P2">救人喔！</text:p>
        <text:p text:style-name="P2">Kiù-lâng --ooh!</text:p>
        <text:p text:style-name="P2"/>
        <text:p text:style-name="P2">我、</text:p>
        <text:p text:style-name="P2">Guá, </text:p>
        <text:p text:style-name="P2"/>
        <text:p text:style-name="P2">我毋敢倚去，</text:p>
        <text:p text:style-name="P2">guá m̄ kánn uá--khì, </text:p>
        <text:p text:style-name="P2"/>
        <text:p text:style-name="P2">我會驚。</text:p>
        <text:p text:style-name="P2">guá ē kiann.</text:p>
        <text:p text:style-name="P2"/>
        <text:p text:style-name="P2">緊來救咧啦！</text:p>
        <text:p text:style-name="P2">Kín lâi kiù --leh --lah!</text:p>
        <text:p text:style-name="P2"/>
        <text:p text:style-name="P2">我，</text:p>
        <text:p text:style-name="P2">Guá,</text:p>
        <text:p text:style-name="P2"/>
        <text:p text:style-name="P2">免你啦。</text:p>
        <text:p text:style-name="P2">bián lí --lah.</text:p>
        <text:p text:style-name="P2"/>
        <text:p text:style-name="P2">去啦，</text:p>
        <text:p text:style-name="P2">Khì --lah, </text:p>
        <text:p text:style-name="P2"/>
        <text:p text:style-name="P2">你是怎樣呢？</text:p>
        <text:p text:style-name="P2">lí sī tsánn-iūnn --nih?</text:p>
        <text:p text:style-name="P2"/>
        <text:p text:style-name="P2">救人喔、</text:p>
        <text:p text:style-name="P2">Kiù-lâng --ooh, </text:p>
        <text:p text:style-name="P2"/>
        <text:p text:style-name="P2">救人喔，</text:p>
        <text:p text:style-name="P2">kiù-lâng --ooh, </text:p>
        <text:p text:style-name="P2"/>
        <text:p text:style-name="P2">緊來救啦，</text:p>
        <text:p text:style-name="P2">kín lâi kiù --lah, </text:p>
        <text:p text:style-name="P2"/>
        <text:p text:style-name="P2">啊！</text:p>
        <text:p text:style-name="P2">ah! </text:p>
        <text:p text:style-name="P2"/>
        <text:p text:style-name="P2">緊來救咧，</text:p>
        <text:p text:style-name="P2">Kín lâi kiù --leh, </text:p>
        <text:p text:style-name="P2"/>
        <text:p text:style-name="P2">救人喔！</text:p>
        <text:p text:style-name="P2">kiù-lâng --ooh!</text:p>
        <text:p text:style-name="P2"/>
        <text:p text:style-name="P2">哎喲！</text:p>
        <text:p text:style-name="P2">Ai-iō!</text:p>
        <text:p text:style-name="P2"/>
        <text:p text:style-name="P2">伊無法度啦。</text:p>
        <text:p text:style-name="P2">I bô-huat-tōo --lah.</text:p>
        <text:p text:style-name="P2"/>
        <text:p text:style-name="P2">真多謝乎。</text:p>
        <text:p text:style-name="P2">Tsin to-siā --honnh.</text:p>
        <text:p text:style-name="P2"/>
        <text:p text:style-name="P2">免客氣。</text:p>
        <text:p text:style-name="P2">Bián kheh-khì.</text:p>
        <text:p text:style-name="P2"/>
        <text:p text:style-name="P2">哎喲、</text:p>
        <text:p text:style-name="P2">Ai-iō, </text:p>
        <text:p text:style-name="P2"/>
        <text:p text:style-name="P2">哎喲。</text:p>
        <text:p text:style-name="P2">ai-iō.</text:p>
        <text:p text:style-name="P2"/>
        <text:p text:style-name="P2">啊！</text:p>
        <text:p text:style-name="P2">Ah! </text:p>
        <text:p text:style-name="P2"/>
        <text:p text:style-name="P2">三八，</text:p>
        <text:p text:style-name="P2">Sam-pat, </text:p>
        <text:p text:style-name="P2"/>
        <text:p text:style-name="P2"><text:soft-page-break/>食甲 三十 歲矣，</text:p>
        <text:p text:style-name="P2">tsia̍h kah <text:s/>sann-tsa̍p <text:s/>hè --ah, </text:p>
        <text:p text:style-name="P2"/>
        <text:p text:style-name="P2">囡仔性猶閣放袂離喔。</text:p>
        <text:p text:style-name="P2">gín-á-sìng iáu-koh pàng buē lī --ooh.</text:p>
        <text:p text:style-name="P2"/>
        <text:p text:style-name="P2">母仔，</text:p>
        <text:p text:style-name="P2">Bú--á, </text:p>
        <text:p text:style-name="P2"/>
        <text:p text:style-name="P2">表小弟寫批講下晡欲轉來，</text:p>
        <text:p text:style-name="P2">piáu-sió-tī siá phue kóng ē-poo beh tńg--lâi, </text:p>
        <text:p text:style-name="P2"/>
        <text:p text:style-name="P2">哪會到這陣猶未飛轉來唅？</text:p>
        <text:p text:style-name="P2">ná ē kàu tsit-tsūn iáu-buē pe --tńg-lâi --hannh? </text:p>
        <text:p text:style-name="P2"/>
        <text:p text:style-name="P2">啊，</text:p>
        <text:p text:style-name="P2">Ah, </text:p>
        <text:p text:style-name="P2"/>
        <text:p text:style-name="P2">表小弟、</text:p>
        <text:p text:style-name="P2">piáu-sió-tī, </text:p>
        <text:p text:style-name="P2"/>
        <text:p text:style-name="P2">表小弟啊。</text:p>
        <text:p text:style-name="P2">piáu-sió-tī --ah.</text:p>
        <text:p text:style-name="P2"/>
        <text:p text:style-name="P2">喔，</text:p>
        <text:p text:style-name="P2">Ooh, </text:p>
        <text:p text:style-name="P2"/>
        <text:p text:style-name="P2">表姊，</text:p>
        <text:p text:style-name="P2">Piáu-tsí, </text:p>
        <text:p text:style-name="P2"/>
        <text:p text:style-name="P2">這个所在真好。</text:p>
        <text:p text:style-name="P2">tsit ê sóo-tsāi tsin hó.</text:p>
        <text:p text:style-name="P2"/>
        <text:p text:style-name="P2">來講。</text:p>
        <text:p text:style-name="P2">Lâi --kóng.</text:p>
        <text:p text:style-name="P2"/>
        <text:p text:style-name="P2">喂，</text:p>
        <text:p text:style-name="P2">Eh, </text:p>
        <text:p text:style-name="P2"/>
        <text:p text:style-name="P2">莫振動喔，</text:p>
        <text:p text:style-name="P2">mài tín-tāng --ooh, </text:p>
        <text:p text:style-name="P2"/>
        <text:p text:style-name="P2">斡過來一絲仔，</text:p>
        <text:p text:style-name="P2">uat --kè-lâi --tsi̍t-si-á, </text:p>
        <text:p text:style-name="P2"/>
        <text:p text:style-name="P2">過來一絲仔啦，</text:p>
        <text:p text:style-name="P2">kè-lâi --tsi̍t-si-á --lah, </text:p>
        <text:p text:style-name="P2"/>
        <text:p text:style-name="P2">哎啊毋是啦，</text:p>
        <text:p text:style-name="P2">aih-iah m̄ sī --lah, </text:p>
        <text:p text:style-name="P2"/>
        <text:p text:style-name="P2">斡過這爿啦。</text:p>
        <text:p text:style-name="P2">uat-kè tsit pîng --lah.</text:p>
        <text:p text:style-name="P4"/>
        <text:p text:style-name="P2"/>
        <text:p text:style-name="P2">較正的，</text:p>
        <text:p text:style-name="P2">Khah tsiànn --ê, </text:p>
        <text:p text:style-name="P2"/>
        <text:p text:style-name="P2">喂、</text:p>
        <text:p text:style-name="P2">eh, </text:p>
        <text:p text:style-name="P2"/>
        <text:p text:style-name="P2">喂著，</text:p>
        <text:p text:style-name="P2">eh tio̍h, </text:p>
        <text:p text:style-name="P2"/>
        <text:p text:style-name="P2">笑一下。</text:p>
        <text:p text:style-name="P2">tshiò --tsi̍t-ē.</text:p>
        <text:p text:style-name="P2"/>
        <text:p text:style-name="P2">哼？</text:p>
        <text:p text:style-name="P2">Hngh? </text:p>
        <text:p text:style-name="P2"/>
        <text:p text:style-name="P2">表小弟啊，</text:p>
        <text:p text:style-name="P2">Piáu-sió-tī --ah, </text:p>
        <text:p text:style-name="P2"/>
        <text:p text:style-name="P2">你是按怎啦？</text:p>
        <text:p text:style-name="P2">lí sī-án-tsuánn --lah?</text:p>
        <text:p text:style-name="P2"/>
        <text:p text:style-name="P2"><text:soft-page-break/>嘿。</text:p>
        <text:p text:style-name="P2">Heh.</text:p>
        <text:p text:style-name="P2"/>
        <text:p text:style-name="P2">喔，</text:p>
        <text:p text:style-name="P2">Ooh, </text:p>
        <text:p text:style-name="P2"/>
        <text:p text:style-name="P2">我知影矣啦，</text:p>
        <text:p text:style-name="P2">guá tsai-iánn --ah --lah, </text:p>
        <text:p text:style-name="P2"/>
        <text:p text:style-name="P2">哈哈！</text:p>
        <text:p text:style-name="P2">ha ha!</text:p>
        <text:p text:style-name="P2"/>
        <text:p text:style-name="P2">阿爸。</text:p>
        <text:p text:style-name="P2">A-pah.</text:p>
        <text:p text:style-name="P2"/>
        <text:p text:style-name="P2">遮爾暗矣，</text:p>
        <text:p text:style-name="P2">Tsiah-nī àm --ah, </text:p>
        <text:p text:style-name="P2"/>
        <text:p text:style-name="P2">猶未睏？</text:p>
        <text:p text:style-name="P2">iáu-bē khùn?</text:p>
        <text:p text:style-name="P2"/>
        <text:p text:style-name="P2">好啦！</text:p>
        <text:p text:style-name="P2">Hó --lah!</text:p>
        <text:p text:style-name="P2"/>
        <text:p text:style-name="P2">我的心、</text:p>
        <text:p text:style-name="P2">Guá ê sim, </text:p>
        <text:p text:style-name="P2"/>
        <text:p text:style-name="P2">我的骨、</text:p>
        <text:p text:style-name="P2">guá ê kut, </text:p>
        <text:p text:style-name="P2"/>
        <text:p text:style-name="P2"/>
        <text:p text:style-name="P2">哼！</text:p>
        <text:p text:style-name="P2">hngh! </text:p>
        <text:p text:style-name="P2"/>
        <text:p text:style-name="P2">今你閣家己佇咧痟啥物貨唅？</text:p>
        <text:p text:style-name="P2">Tann lí koh ka-kī tī-leh siáu siánn-mih hè --hannh?</text:p>
        <text:p text:style-name="P2"/>
        <text:p text:style-name="P2"/>
        <text:p text:style-name="P2"/>
        <text:p text:style-name="P2">啊就，</text:p>
        <text:p text:style-name="P2">Ah tō, </text:p>
        <text:p text:style-name="P2"/>
        <text:p text:style-name="P2">按呢啦。</text:p>
        <text:p text:style-name="P2">án-ni --lah.</text:p>
        <text:p text:style-name="P2"/>
        <text:p text:style-name="P2">啥物啊？</text:p>
        <text:p text:style-name="P2">Siánn-mih --ah? </text:p>
        <text:p text:style-name="P2"/>
        <text:p text:style-name="P2">欲按呢？</text:p>
        <text:p text:style-name="P2">Beh án-ni?</text:p>
        <text:p text:style-name="P2"/>
        <text:p text:style-name="P2">嘿啦。</text:p>
        <text:p text:style-name="P2">Heh --lah.</text:p>
        <text:p text:style-name="P2"/>
        <text:p text:style-name="P2">哼，</text:p>
        <text:p text:style-name="P2">Hngh, </text:p>
        <text:p text:style-name="P2"/>
        <text:p text:style-name="P2">起痟。</text:p>
        <text:p text:style-name="P2">khí-siáu.</text:p>
        <text:p text:style-name="P2"/>
        <text:p text:style-name="P2">人欲按呢講。</text:p>
        <text:p text:style-name="P2">Lâng beh án-ni kóng.</text:p>
        <text:p text:style-name="P2"/>
        <text:p text:style-name="P2">抑無恁爸仔囝啊佇咧比按呢是咧比啥貨啦？</text:p>
        <text:p text:style-name="P2">Ia̍h-bô lín pē-á-kiánn ah tī-leh pí án-ni sī leh pí siánn-hè --lah?</text:p>
        <text:p text:style-name="P2"/>
        <text:p text:style-name="P2">啊就欲佮爸爸佮媽媽仝款啦。</text:p>
        <text:p text:style-name="P2">Ah tō beh kah pá-pah kah má-mah kāng-khuán --lah.</text:p>
        <text:p text:style-name="P2"/>
        <text:p text:style-name="P2"/>
        <text:p text:style-name="P5">哈哈哈，</text:p>
        <text:p text:style-name="P2">Ha ha ha,</text:p>
        <text:p text:style-name="P2"/>
        <text:p text:style-name="P2">戇囝咧，</text:p>
        <text:p text:style-name="P2">gōng kiánn --leh, </text:p>
        <text:p text:style-name="P2"/>
        <text:p text:style-name="P2">你是咧愛啥物人唅？</text:p>
        <text:p text:style-name="P2">lí sī leh ài siánn-mih-lâng --hannh?</text:p>
        <text:p text:style-name="P2"/>
        <text:p text:style-name="P2">啊就 翠 、</text:p>
        <text:p text:style-name="P2">Ah tō <text:s/>Tshuì , </text:p>
        <text:p text:style-name="P2"/>
        <text:p text:style-name="P2"><text:s/>翠翠 啦，</text:p>
        <text:p text:style-name="P2"><text:s/>Tshuì-tshuì <text:s/>--lah, </text:p>
        <text:p text:style-name="P2"/>
        <text:p text:style-name="P2">我若無伊，</text:p>
        <text:p text:style-name="P2">guá nā bô --i, </text:p>
        <text:p text:style-name="P2"/>
        <text:p text:style-name="P2">我會死啦。</text:p>
        <text:p text:style-name="P2">guá ē sí --lah.</text:p>
        <text:p text:style-name="P2"/>
        <text:p text:style-name="P2">哎喲，</text:p>
        <text:p text:style-name="P2">Ai-iō, </text:p>
        <text:p text:style-name="P2"/>
        <text:p text:style-name="P2">老的啊，</text:p>
        <text:p text:style-name="P2">lāu--ê --ah, </text:p>
        <text:p text:style-name="P2"/>
        <text:p text:style-name="P2">今欲怎樣咧？</text:p>
        <text:p text:style-name="P2">tann beh tsuánn-iūnn --leh?</text:p>
        <text:p text:style-name="P2"/>
        <text:p text:style-name="P2">啊這簡單啦，</text:p>
        <text:p text:style-name="P2">Ah tse kán-tan --lah, </text:p>
        <text:p text:style-name="P2"/>
        <text:p text:style-name="P2">in老母欲死的時陣，</text:p>
        <text:p text:style-name="P2">in lāu-bú beh sí ê sî-tsūn, </text:p>
        <text:p text:style-name="P2"/>
        <text:p text:style-name="P2"/>
        <text:p text:style-name="P2">有共我借，</text:p>
        <text:p text:style-name="P2">ū kā guá tsioh, </text:p>
        <text:p text:style-name="P2"/>
        <text:p text:style-name="P2"/>
        <text:p text:style-name="P2">無明仔載才叫人叫in老爸來啦。</text:p>
        <text:p text:style-name="P2">bô bîn-á-tsài tsiah kiò lâng kiò in lāu-pē lâi --lah. </text:p>
        <text:p text:style-name="P2"/>
        <text:p text:style-name="P2">有影無，</text:p>
        <text:p text:style-name="P2">ū-iánn --bô, </text:p>
        <text:p text:style-name="P2"/>
        <text:p text:style-name="P2">哈哈哈。</text:p>
        <text:p text:style-name="P2">ha ha ha. </text:p>
        <text:p text:style-name="P2"/>
        <text:p text:style-name="P2">爸，</text:p>
        <text:p text:style-name="P2">Pa̋, </text:p>
        <text:p text:style-name="P2"/>
        <text:p text:style-name="P2">喂...你房間佇咧彼爿啦。</text:p>
        <text:p text:style-name="P2">eh...Lí pâng-king tī-leh hit pîng --lah.</text:p>
        <text:p text:style-name="P2"/>
        <text:p text:style-name="P2">啊，</text:p>
        <text:p text:style-name="P2">Ah, </text:p>
        <text:p text:style-name="P2"/>
        <text:p text:style-name="P2">多謝。</text:p>
        <text:p text:style-name="P2">to-siā.</text:p>
        <text:p text:style-name="P2"/>
        <text:p text:style-name="P2">哼，</text:p>
        <text:p text:style-name="P2">Hngh, </text:p>
        <text:p text:style-name="P2"/>
        <text:p text:style-name="P2">攏是你這个大箍呆才會共我生這个悾囝。</text:p>
        <text:p text:style-name="P2">lóng sī lí tsit ê tuā-khoo-tai tsiah ē kā guá sinn tsit ê khong kiánn.</text:p>
        <text:p text:style-name="P2"/>
        <text:p text:style-name="P2"/>
        <text:p text:style-name="P5">你這个老猴！</text:p>
        <text:p text:style-name="P2">Lí tsit ê lāu-kâu! </text:p>
        <text:p text:style-name="P2"/>
        <text:p text:style-name="P2">你敢無份？</text:p>
        <text:p text:style-name="P2">Lí kám bô hūn?</text:p>
        <text:p text:style-name="P2"/>
        <text:p text:style-name="P2">放手啦！</text:p>
        <text:p text:style-name="P2">Pàng-tshiú --lah!</text:p>
        <text:p text:style-name="P2"/>
        <text:p text:style-name="P2">唚一下、</text:p>
        <text:p text:style-name="P2">Tsim --tsi̍t-ē, </text:p>
        <text:p text:style-name="P2"/>
        <text:p text:style-name="P2">唚一下、</text:p>
        <text:p text:style-name="P2">tsim --tsi̍t-ē, </text:p>
        <text:p text:style-name="P2"/>
        <text:p text:style-name="P2">唚一下就好。</text:p>
        <text:p text:style-name="P2">tsim --tsi̍t-ē tiō hó.</text:p>
        <text:p text:style-name="P2"/>
        <text:p text:style-name="P2">放手啦。</text:p>
        <text:p text:style-name="P2">Pàng-tshiú --lah.</text:p>
        <text:p text:style-name="P2"/>
        <text:p text:style-name="P2">恬恬、</text:p>
        <text:p text:style-name="P2">Tiām-tiām, </text:p>
        <text:p text:style-name="P2"/>
        <text:p text:style-name="P2">恬恬、</text:p>
        <text:p text:style-name="P2">tiām-tiām, </text:p>
        <text:p text:style-name="P2"/>
        <text:p text:style-name="P2">恬恬。</text:p>
        <text:p text:style-name="P2">tiām-tiām.</text:p>
        <text:p text:style-name="P2"/>
        <text:p text:style-name="P2">放手啦、</text:p>
        <text:p text:style-name="P2">Pàng-tshiú --lah, </text:p>
        <text:p text:style-name="P2"/>
        <text:p text:style-name="P2">放開啦。</text:p>
        <text:p text:style-name="P2">pàng--khui --lah.</text:p>
        <text:p text:style-name="P2"/>
        <text:p text:style-name="P2">啊？</text:p>
        <text:p text:style-name="P2">Ah?</text:p>
        <text:p text:style-name="P2"/>
        <text:p text:style-name="P2">喂，</text:p>
        <text:p text:style-name="P2">Eh, </text:p>
        <text:p text:style-name="P2"/>
        <text:p text:style-name="P2">嘿嘿，</text:p>
        <text:p text:style-name="P2">heh heh, </text:p>
        <text:p text:style-name="P2"/>
        <text:p text:style-name="P2">閣走、</text:p>
        <text:p text:style-name="P2">koh tsáu, </text:p>
        <text:p text:style-name="P2"/>
        <text:p text:style-name="P2">閣走，</text:p>
        <text:p text:style-name="P2">koh tsáu, </text:p>
        <text:p text:style-name="P2"/>
        <text:p text:style-name="P2">你閣走，</text:p>
        <text:p text:style-name="P2">lí koh tsáu, </text:p>
        <text:p text:style-name="P2"/>
        <text:p text:style-name="P2">啊？</text:p>
        <text:p text:style-name="P2">ah?</text:p>
        <text:p text:style-name="P2"/>
        <text:p text:style-name="P2">表小弟，</text:p>
        <text:p text:style-name="P2">Piáu-sió-tī, </text:p>
        <text:p text:style-name="P2"/>
        <text:p text:style-name="P2">予我，</text:p>
        <text:p text:style-name="P2">hōo --guá, </text:p>
        <text:p text:style-name="P2"/>
        <text:p text:style-name="P2">這庄頭驚我。</text:p>
        <text:p text:style-name="P2">tse tsng-thâu kiann --guá.</text:p>
        <text:p text:style-name="P2"/>
        <text:p text:style-name="P2">喂嘿嘿哈哈哈，</text:p>
        <text:p text:style-name="P2">Eh heh heh ha ha ha, </text:p>
        <text:p text:style-name="P2"/>
        <text:p text:style-name="P2">喂、</text:p>
        <text:p text:style-name="P2">eh, </text:p>
        <text:p text:style-name="P2"/>
        <text:p text:style-name="P2">喂。</text:p>
        <text:p text:style-name="P2">eh.</text:p>
        <text:p text:style-name="P2"/>
        <text:p text:style-name="P2">莫走！</text:p>
        <text:p text:style-name="P2">Mài tsáu!</text:p>
        <text:p text:style-name="P2"/>
        <text:p text:style-name="P2"/>
        <text:p text:style-name="P5">表小弟，</text:p>
        <text:p text:style-name="P2">Piáu-sió-tī, </text:p>
        <text:p text:style-name="P2"/>
        <text:p text:style-name="P2">我欲轉來去矣。</text:p>
        <text:p text:style-name="P2">guá beh tńg--lâi-khì --ah.</text:p>
        <text:p text:style-name="P2"/>
        <text:p text:style-name="P2">小姐，</text:p>
        <text:p text:style-name="P2">Sió-tsiá, </text:p>
        <text:p text:style-name="P2"/>
        <text:p text:style-name="P2">我請你來彼爿坐一下，</text:p>
        <text:p text:style-name="P2">guá tshiánn lí lâi hit pîng tsē --tsi̍t-ē, </text:p>
        <text:p text:style-name="P2"/>
        <text:p text:style-name="P2">好毋？</text:p>
        <text:p text:style-name="P2">hó --m̄?</text:p>
        <text:p text:style-name="P2"/>
        <text:p text:style-name="P2">天清清，</text:p>
        <text:p text:style-name="P2">Thinn tshing-tshing, </text:p>
        <text:p text:style-name="P2"/>
        <text:p text:style-name="P2">萬里無雲，</text:p>
        <text:p text:style-name="P2">bān lí bô hûn, </text:p>
        <text:p text:style-name="P2"/>
        <text:p text:style-name="P2">山明水波笑文文，</text:p>
        <text:p text:style-name="P2">suann-bîng-tsuí-siù tshiò-bûn-bûn, </text:p>
        <text:p text:style-name="P2"/>
        <text:p text:style-name="P2">柳葉伴著你阮，</text:p>
        <text:p text:style-name="P2">liú-hio̍h phuānn-tio̍h lí gún, </text:p>
        <text:p text:style-name="P2"/>
        <text:p text:style-name="P2">花滿山崙，</text:p>
        <text:p text:style-name="P2">hue muá suann-lūn, </text:p>
        <text:p text:style-name="P2"/>
        <text:p text:style-name="P2">在河邊快樂情份，</text:p>
        <text:p text:style-name="P2">tsāi hô-pinn khuài-lo̍k tsîng-hūn, </text:p>
        <text:p text:style-name="P2"/>
        <text:p text:style-name="P2">一對青春，</text:p>
        <text:p text:style-name="P2">tsi̍t tuì tshing-tshun, </text:p>
        <text:p text:style-name="P2"/>
        <text:p text:style-name="P2">已經是情戀詩譜，</text:p>
        <text:p text:style-name="P2">í-king sī tsîng-luân si-phóo, </text:p>
        <text:p text:style-name="P2"/>
        <text:p text:style-name="P2">相愛真難分，</text:p>
        <text:p text:style-name="P2">siong-ài tsin lân hun, </text:p>
        <text:p text:style-name="P2"/>
        <text:p text:style-name="P2">鳥啼聲含情帶意，</text:p>
        <text:p text:style-name="P2">tsiáu thî siann hâm-tsîng-tài-ì, </text:p>
        <text:p text:style-name="P2"/>
        <text:p text:style-name="P2">美麗風光滿滿是，</text:p>
        <text:p text:style-name="P2">bí-lē hong-kong muá-muá-sī, </text:p>
        <text:p text:style-name="P2"/>
        <text:p text:style-name="P2">有情人形影不離，</text:p>
        <text:p text:style-name="P2">ū-tsîng lâng hîng-iánn put lī, </text:p>
        <text:p text:style-name="P2"/>
        <text:p text:style-name="P2">談情在河邊，</text:p>
        <text:p text:style-name="P2">tâm tsîng tsāi hô-pinn, </text:p>
        <text:p text:style-name="P2"/>
        <text:p text:style-name="P2">好情意歡歡喜喜，</text:p>
        <text:p text:style-name="P2">hó tsîng-ì huann-huann-hí-hí, </text:p>
        <text:p text:style-name="P2"/>
        <text:p text:style-name="P2">笑容滿面好春天，</text:p>
        <text:p text:style-name="P2">tshiò-iông muá-bīn hó tshun-thinn, </text:p>
        <text:p text:style-name="P2"/>
        <text:p text:style-name="P2">無論是海角天邊，</text:p>
        <text:p text:style-name="P2">bô-lūn sī hái-kak thinn-pinn, </text:p>
        <text:p text:style-name="P2"/>
        <text:p text:style-name="P2">也不來分離。</text:p>
        <text:p text:style-name="P2">iā put lâi hun-lī. </text:p>
        <text:p text:style-name="P2"/>
        <text:p text:style-name="P2"/>
        <text:p text:style-name="P5">雙人是春風滿面，</text:p>
        <text:p text:style-name="P2">Siang-lâng sī tshun-hong muá-bīn, </text:p>
        <text:p text:style-name="P2"/>
        <text:p text:style-name="P2">朝朝暮暮咧做陣，</text:p>
        <text:p text:style-name="P2">tiâu-tiâu-bōo-bōo teh tsuè-tīn, </text:p>
        <text:p text:style-name="P2"/>
        <text:p text:style-name="P2">到如今雙人相信，</text:p>
        <text:p text:style-name="P2">tò jû-kim siang-lâng siong-sìn, </text:p>
        <text:p text:style-name="P2"/>
        <text:p text:style-name="P2">互相愛是真，</text:p>
        <text:p text:style-name="P2">hōo-siong ài sī tsin, </text:p>
        <text:p text:style-name="P2"/>
        <text:p text:style-name="P2">既然是心心相印，</text:p>
        <text:p text:style-name="P2">kì-jiân sī sim-sim-siong-ìn, </text:p>
        <text:p text:style-name="P2"/>
        <text:p text:style-name="P2">希望永遠做陣，</text:p>
        <text:p text:style-name="P2">hi-bāng íng-uán tsuè-tīn, </text:p>
        <text:p text:style-name="P2"/>
        <text:p text:style-name="P2">向晴空，</text:p>
        <text:p text:style-name="P2">hiòng tsîng-khong, </text:p>
        <text:p text:style-name="P2"/>
        <text:p text:style-name="P2">樓空，</text:p>
        <text:p text:style-name="P2">lâu khang, </text:p>
        <text:p text:style-name="P2"/>
        <text:p text:style-name="P2">紅宵燈火青又紅，</text:p>
        <text:p text:style-name="P2">âng siau ting-hé tshinn iū âng, </text:p>
        <text:p text:style-name="P2"/>
        <text:p text:style-name="P2">宛然是陪伴，</text:p>
        <text:p text:style-name="P2">uán-jiân sī puê-phuānn, </text:p>
        <text:p text:style-name="P2"/>
        <text:p text:style-name="P2">快樂心輕鬆，</text:p>
        <text:p text:style-name="P2">khuài-lo̍k sim khin-sang, </text:p>
        <text:p text:style-name="P2"/>
        <text:p text:style-name="P2">鴛鴦夢。</text:p>
        <text:p text:style-name="P2">uan-iunn bāng.</text:p>
        <text:p text:style-name="P2"/>
        <text:p text:style-name="P2">人阮嘛想欲交一个，</text:p>
        <text:p text:style-name="P2">Lâng gún mā siūnn-beh kau --tsi̍t-ê, </text:p>
        <text:p text:style-name="P2"/>
        <text:p text:style-name="P3">你嘛緊ka̋ng 揣一隻。</text:p>
        <text:p text:style-name="P2">lí mā kín ka̋ng tshuē tsi̍t tsiah.</text:p>
        <text:p text:style-name="P2"/>
        <text:p text:style-name="P2">彼無時鎮定，</text:p>
        <text:p text:style-name="P2">He bô-sî tìn-tiānn,</text:p>
        <text:p text:style-name="P2"/>
        <text:p text:style-name="P2">庄內的人若看著你就驚喔！</text:p>
        <text:p text:style-name="P2">tsng-lāi ê lâng nā khuànn-tio̍h lí tō kiann --ooh! </text:p>
        <text:p text:style-name="P2"/>
        <text:p text:style-name="P3">Sáng欲娶你？</text:p>
        <text:p text:style-name="P2">Sáng beh tshuā --lí?</text:p>
        <text:p text:style-name="P2"/>
        <text:p text:style-name="P2">毋好閣講矣，</text:p>
        <text:p text:style-name="P2">M̄ hó koh kóng --ah, </text:p>
        <text:p text:style-name="P2"/>
        <text:p text:style-name="P2">氣死人。</text:p>
        <text:p text:style-name="P2">khì-sí lâng.</text:p>
        <text:p text:style-name="P2"/>
        <text:p text:style-name="P2">喂，</text:p>
        <text:p text:style-name="P2">Eh, </text:p>
        <text:p text:style-name="P2"/>
        <text:p text:style-name="P2">出現矣！</text:p>
        <text:p text:style-name="P2">tshut-hiān --ah!</text:p>
        <text:p text:style-name="P2"/>
        <text:p text:style-name="P2">行！</text:p>
        <text:p text:style-name="P2">Kiânn!</text:p>
        <text:p text:style-name="P2"/>
        <text:p text:style-name="P2">啊！</text:p>
        <text:p text:style-name="P2">Ah! </text:p>
        <text:p text:style-name="P2"/>
        <text:p text:style-name="P2"><text:s/>噓 。</text:p>
        <text:p text:style-name="P2"><text:s/>噓 .</text:p>
        <text:p text:style-name="P2"/>
        <text:p text:style-name="P2"><text:soft-page-break/>對不住，</text:p>
        <text:p text:style-name="P2">Tuì-put-tsū, </text:p>
        <text:p text:style-name="P2"/>
        <text:p text:style-name="P2">害你來受傷。</text:p>
        <text:p text:style-name="P2">hāi lí lâi siū-siong.</text:p>
        <text:p text:style-name="P2"/>
        <text:p text:style-name="P2">你毋通按呢講，</text:p>
        <text:p text:style-name="P2">Lí m̄-thang án-ne kóng, </text:p>
        <text:p text:style-name="P2"/>
        <text:p text:style-name="P2">你入來坐一下，</text:p>
        <text:p text:style-name="P2">lí ji̍p-lâi tsē --tsi̍t-ē, </text:p>
        <text:p text:style-name="P2"/>
        <text:p text:style-name="P2">好毋？</text:p>
        <text:p text:style-name="P2">hó --m̄?</text:p>
        <text:p text:style-name="P2"/>
        <text:p text:style-name="P2">我太愛你，</text:p>
        <text:p text:style-name="P2">guá thài ài --lí, </text:p>
        <text:p text:style-name="P2"/>
        <text:p text:style-name="P2">所以才遮爾衝碰。</text:p>
        <text:p text:style-name="P2">sóo-í tsiah tsiah-nī tshóng-pōng.</text:p>
        <text:p text:style-name="P2"/>
        <text:p text:style-name="P2">有愛我就好。</text:p>
        <text:p text:style-name="P2">Ū ài --guá tiō hó.</text:p>
        <text:p text:style-name="P2"/>
        <text:p text:style-name="P2"><text:s/>翠翠 ，</text:p>
        <text:p text:style-name="P2"><text:s/>Tshuì-tshuì , </text:p>
        <text:p text:style-name="P2"/>
        <text:p text:style-name="P2">請你相信我。</text:p>
        <text:p text:style-name="P2">tshiánn lí siong-sìn --guá.</text:p>
        <text:p text:style-name="P2"/>
        <text:p text:style-name="P2"><text:s/>翠翠 。</text:p>
        <text:p text:style-name="P2"><text:s/>Tshuì-tshuì .</text:p>
        <text:p text:style-name="P2"/>
        <text:p text:style-name="P2">啊？</text:p>
        <text:p text:style-name="P2">Ah? </text:p>
        <text:p text:style-name="P2"/>
        <text:p text:style-name="P2">喂，</text:p>
        <text:p text:style-name="P2">Eh, </text:p>
        <text:p text:style-name="P2"/>
        <text:p text:style-name="P2">阿爸。</text:p>
        <text:p text:style-name="P2">a-pah.</text:p>
        <text:p text:style-name="P2"/>
        <text:p text:style-name="P2">你共恁爸行甲遮暗，</text:p>
        <text:p text:style-name="P2">Lí kā lín-pē kiânn kah tsiah àm, </text:p>
        <text:p text:style-name="P2"/>
        <text:p text:style-name="P2">去佗位？</text:p>
        <text:p text:style-name="P2">khì tó-uī? </text:p>
        <text:p text:style-name="P2"/>
        <text:p text:style-name="P2">講！</text:p>
        <text:p text:style-name="P2">Kóng!</text:p>
        <text:p text:style-name="P2"/>
        <text:p text:style-name="P2">喂...。</text:p>
        <text:p text:style-name="P2">Eh....</text:p>
        <text:p text:style-name="P2"/>
        <text:p text:style-name="P2">你佮彼个，</text:p>
        <text:p text:style-name="P2">Lí kah hit ê, </text:p>
        <text:p text:style-name="P2"/>
        <text:p text:style-name="P2">無想講已經將你嫁予歹 銅仔 ，</text:p>
        <text:p text:style-name="P2">bô siūnn-kóng í-king tsiong lí kè hōo pháinn <text:s/>Tâng-á , </text:p>
        <text:p text:style-name="P2"/>
        <text:p text:style-name="P2">無無無，</text:p>
        <text:p text:style-name="P2">bô bô bô, </text:p>
        <text:p text:style-name="P2"/>
        <text:p text:style-name="P2">無共你教示袂用得！</text:p>
        <text:p text:style-name="P2">bô kā lí kà-sī bē-īng-eh! </text:p>
        <text:p text:style-name="P2"/>
        <text:p text:style-name="P2">後擺看你敢抑毋敢？</text:p>
        <text:p text:style-name="P2">Āu-pái khuànn lí kánn ia̍h m̄ kánn? </text:p>
        <text:p text:style-name="P2"/>
        <text:p text:style-name="P2">你足可惡你，</text:p>
        <text:p text:style-name="P2">Lí tsiok khónn-ònn lí, </text:p>
        <text:p text:style-name="P2"/>
        <text:p text:style-name="P2">足可惡。</text:p>
        <text:p text:style-name="P2">tsiok khónn-ònn.</text:p>
        <text:p text:style-name="P2"><text:soft-page-break/></text:p>
        <text:p text:style-name="P2">阿爸，</text:p>
        <text:p text:style-name="P2">A-pah, </text:p>
        <text:p text:style-name="P2"/>
        <text:p text:style-name="P2">我。</text:p>
        <text:p text:style-name="P2">guá.</text:p>
        <text:p text:style-name="P2"/>
        <text:p text:style-name="P2">好，</text:p>
        <text:p text:style-name="P2">Hó, </text:p>
        <text:p text:style-name="P2"/>
        <text:p text:style-name="P2">自今仔日起你就家己較小心咧，</text:p>
        <text:p text:style-name="P2">tsū kin-á-ji̍t khí lí tō ka-kī khah sió-sim --leh, </text:p>
        <text:p text:style-name="P2"/>
        <text:p text:style-name="P2">你來到姑母的家內，</text:p>
        <text:p text:style-name="P2">lí lâi kàu koo-bió ê ka-lāi, </text:p>
        <text:p text:style-name="P2"/>
        <text:p text:style-name="P2">開課，</text:p>
        <text:p text:style-name="P2">khai khò, </text:p>
        <text:p text:style-name="P2"/>
        <text:p text:style-name="P2">你應該即時倒轉來 臺北 。</text:p>
        <text:p text:style-name="P2">lí ing-kai tsik-sî tò-tńg--lâi <text:s/>Tâi-pak .</text:p>
        <text:p text:style-name="P2"/>
        <text:p text:style-name="P2">我實在真毋願意離開你。</text:p>
        <text:p text:style-name="P2">Guá si̍t-tsāi tsin m̄ guān-ì lī-khui --lí.</text:p>
        <text:p text:style-name="P2"/>
        <text:p text:style-name="P2">我嘛是仝款，</text:p>
        <text:p text:style-name="P2">Guá mā sī kāng-khuán,</text:p>
        <text:p text:style-name="P2"/>
        <text:p text:style-name="P2">但是，</text:p>
        <text:p text:style-name="P2">tān-sī, </text:p>
        <text:p text:style-name="P2"/>
        <text:p text:style-name="P2">你的學業較要緊。</text:p>
        <text:p text:style-name="P2">lí ê ha̍k-gia̍p khah iàu-kín.</text:p>
        <text:p text:style-name="P2"/>
        <text:p text:style-name="P2"/>
        <text:p text:style-name="P2">我若轉去 臺北 了後會隨時向阮老爸來提出咱的代誌，</text:p>
        <text:p text:style-name="P2">guá nā tńg-khì <text:s/>Tâi-pak <text:s/>liáu-āu ē suî-sî hiòng gún lāu-pē lâi the̍h-tshut lán ê tāi-tsì, </text:p>
        <text:p text:style-name="P2"/>
        <text:p text:style-name="P2">你就毋免煩惱。</text:p>
        <text:p text:style-name="P2">lí tiō m̄-bián huân-ló.</text:p>
        <text:p text:style-name="P2"/>
        <text:p text:style-name="P2">你啥物時陣欲轉去 臺北 ？</text:p>
        <text:p text:style-name="P2">Lí siánn-mih sî-tsūn beh tńg-khì <text:s/>Tâi-pak ? </text:p>
        <text:p text:style-name="P2"/>
        <text:p text:style-name="P2">我欲來去。</text:p>
        <text:p text:style-name="P2">Guá beh lâi-khì.</text:p>
        <text:p text:style-name="P2"/>
        <text:p text:style-name="P2">喂，</text:p>
        <text:p text:style-name="P2">Eh, </text:p>
        <text:p text:style-name="P2"/>
        <text:p text:style-name="P2">交通遐爾不便，</text:p>
        <text:p text:style-name="P2">kau-thong hiah-nī put-piān, </text:p>
        <text:p text:style-name="P2"/>
        <text:p text:style-name="P2">我想毋免啦。</text:p>
        <text:p text:style-name="P2">guá siūnn m̄-bián --lah.</text:p>
        <text:p text:style-name="P2"/>
        <text:p text:style-name="P2">我一定欲去車頭送你，</text:p>
        <text:p text:style-name="P2">Guá it-tīng beh khì tshia-thâu sàng --lí, </text:p>
        <text:p text:style-name="P2"/>
        <text:p text:style-name="P2">我有講。</text:p>
        <text:p text:style-name="P2">guá ū kóng.</text:p>
        <text:p text:style-name="P2"/>
        <text:p text:style-name="P2">這陣講嘛是仝款嘛，</text:p>
        <text:p text:style-name="P2">Tsit-tsūn kóng mā sī kāng-khuán --mah, </text:p>
        <text:p text:style-name="P2"/>
        <text:p text:style-name="P2"/>
        <text:p text:style-name="P2"/>
        <text:p text:style-name="P5">阮老爸已經將我答應。</text:p>
        <text:p text:style-name="P2">gún lāu-pē í-king tsiong guá tah-ìng.</text:p>
        <text:p text:style-name="P2"/>
        <text:p text:style-name="P2">是怎樣是毋？</text:p>
        <text:p text:style-name="P2">Sī tsuánn-iūnn sī --m̄? </text:p>
        <text:p text:style-name="P2"/>
        <text:p text:style-name="P2">將你怎樣啦？</text:p>
        <text:p text:style-name="P2">Tsiong lí tsuánn-iūnn --lah?</text:p>
        <text:p text:style-name="P2"/>
        <text:p text:style-name="P2">猶是去車頭才共你講啦，</text:p>
        <text:p text:style-name="P2">Iah sī khì tshia-thâu tsiah kā lí kóng --lah, </text:p>
        <text:p text:style-name="P2"/>
        <text:p text:style-name="P2">喔你欲坐幾點的車？</text:p>
        <text:p text:style-name="P2">ooh lí beh tsē kuí tiám ê tshia?</text:p>
        <text:p text:style-name="P2"/>
        <text:p text:style-name="P2">我決定欲坐⿰下昏暗 高雄 發的十點半的尾幫車。</text:p>
        <text:p text:style-name="P2">Guá kuat-tīng beh tsē i̋ng-àm <text:s/>Ko-hiông <text:s/>huat ê tsa̍p tiám puànn ê bé-pang-tshia.</text:p>
        <text:p text:style-name="P2"/>
        <text:p text:style-name="P2">喂，</text:p>
        <text:p text:style-name="P2">Eh, </text:p>
        <text:p text:style-name="P2"/>
        <text:p text:style-name="P2">阿伯！</text:p>
        <text:p text:style-name="P2">a-peh!</text:p>
        <text:p text:style-name="P2"/>
        <text:p text:style-name="P2"><text:s/>阿銅仔 。</text:p>
        <text:p text:style-name="P2"><text:s/>A-tâng--á .</text:p>
        <text:p text:style-name="P2"/>
        <text:p text:style-name="P2">阿伯仔。</text:p>
        <text:p text:style-name="P2">a-peh--á.</text:p>
        <text:p text:style-name="P2"/>
        <text:p text:style-name="P2">啥物代誌啊？ </text:p>
        <text:p text:style-name="P2">Siánn-mih tāi-tsì --ah?</text:p>
        <text:p text:style-name="P2"/>
        <text:p text:style-name="P2">喂，</text:p>
        <text:p text:style-name="P2">Eh, </text:p>
        <text:p text:style-name="P2"/>
        <text:p text:style-name="P2">阿伯，</text:p>
        <text:p text:style-name="P2">a-peh, </text:p>
        <text:p text:style-name="P2"/>
        <text:p text:style-name="P2">來，</text:p>
        <text:p text:style-name="P2">lâi, </text:p>
        <text:p text:style-name="P2"/>
        <text:p text:style-name="P2">我共你講，</text:p>
        <text:p text:style-name="P2">guá kā lí kóng, </text:p>
        <text:p text:style-name="P2"/>
        <text:p text:style-name="P2">十點半的尾幫車。</text:p>
        <text:p text:style-name="P2">tsa̍p tiám puànn ê bé-pang-tshia.</text:p>
        <text:p text:style-name="P2"/>
        <text:p text:style-name="P2">十點半的尾幫車？</text:p>
        <text:p text:style-name="P2">Tsa̍p tiám puànn ê bé-pang-tshia?</text:p>
        <text:p text:style-name="P2"/>
        <text:p text:style-name="P2">Mh、</text:p>
        <text:p text:style-name="P2">Mh, </text:p>
        <text:p text:style-name="P2"/>
        <text:p text:style-name="P2">mh。</text:p>
        <text:p text:style-name="P2">mh.</text:p>
        <text:p text:style-name="P2"/>
        <text:p text:style-name="P2">誠實有這號代誌？</text:p>
        <text:p text:style-name="P2">Tsiânn-si̍t ū tsit-lō tāi-tsì? </text:p>
        <text:p text:style-name="P2"/>
        <text:p text:style-name="P2">誠實歹查某囡仔！</text:p>
        <text:p text:style-name="P2">Tsiânn-si̍t pháinn tsa-bóo gín-á!</text:p>
        <text:p text:style-name="P2"/>
        <text:p text:style-name="P2">緊行啦！</text:p>
        <text:p text:style-name="P2">kín kiânn --lah! </text:p>
        <text:p text:style-name="P2"/>
        <text:p text:style-name="P2"/>
        <text:p text:style-name="P5">哈，</text:p>
        <text:p text:style-name="P2">Ha, </text:p>
        <text:p text:style-name="P2"/>
        <text:p text:style-name="P2">緊行喔！</text:p>
        <text:p text:style-name="P2">kín kiânn --ooh! </text:p>
        <text:p text:style-name="P2"/>
        <text:p text:style-name="P2">較緊咧啦、</text:p>
        <text:p text:style-name="P2">Khah kín --leh --lah, </text:p>
        <text:p text:style-name="P2"/>
        <text:p text:style-name="P2">較緊咧啦！</text:p>
        <text:p text:style-name="P2">khah kín --leh --lah! </text:p>
        <text:p text:style-name="P2"/>
        <text:p text:style-name="P2">哎喲哪會行遐爾慢啦！</text:p>
        <text:p text:style-name="P2">Ai-iō ná ē kiânn hiah-nī bān --lah! </text:p>
        <text:p text:style-name="P2"/>
        <text:p text:style-name="P2">緊咧啦、</text:p>
        <text:p text:style-name="P2">Kín --leh --lah, </text:p>
        <text:p text:style-name="P2"/>
        <text:p text:style-name="P2">緊咧啦！</text:p>
        <text:p text:style-name="P2">kín --leh --lah! </text:p>
        <text:p text:style-name="P2"/>
        <text:p text:style-name="P2">哈、</text:p>
        <text:p text:style-name="P2">Ha, </text:p>
        <text:p text:style-name="P2"/>
        <text:p text:style-name="P2">哈、</text:p>
        <text:p text:style-name="P2">ha, </text:p>
        <text:p text:style-name="P2"/>
        <text:p text:style-name="P2">哈、</text:p>
        <text:p text:style-name="P2">ha, </text:p>
        <text:p text:style-name="P2"/>
        <text:p text:style-name="P2">哈、</text:p>
        <text:p text:style-name="P2">ha, </text:p>
        <text:p text:style-name="P2"/>
        <text:p text:style-name="P2">哈！</text:p>
        <text:p text:style-name="P2">ha! </text:p>
        <text:p text:style-name="P2"/>
        <text:p text:style-name="P2">緊行！</text:p>
        <text:p text:style-name="P2">Kín kiânn! </text:p>
        <text:p text:style-name="P2"/>
        <text:p text:style-name="P2">哈、</text:p>
        <text:p text:style-name="P2">Ha, </text:p>
        <text:p text:style-name="P2"/>
        <text:p text:style-name="P2">哈！</text:p>
        <text:p text:style-name="P2">ha! </text:p>
        <text:p text:style-name="P2"/>
        <text:p text:style-name="P2">緊行啦！</text:p>
        <text:p text:style-name="P2">Kín kiânn --lah! </text:p>
        <text:p text:style-name="P2"/>
        <text:p text:style-name="P2">哈、</text:p>
        <text:p text:style-name="P2">Ha, </text:p>
        <text:p text:style-name="P2"/>
        <text:p text:style-name="P2">哈、</text:p>
        <text:p text:style-name="P2">Ha, </text:p>
        <text:p text:style-name="P2"/>
        <text:p text:style-name="P2">哈！</text:p>
        <text:p text:style-name="P2">ha! </text:p>
        <text:p text:style-name="P2"/>
        <text:p text:style-name="P2">緊行啦！</text:p>
        <text:p text:style-name="P2">Kín kiânn --lah! </text:p>
        <text:p text:style-name="P2"/>
        <text:p text:style-name="P2">哈、</text:p>
        <text:p text:style-name="P2">Ha, <text:s text:c="2"/></text:p>
        <text:p text:style-name="P2"/>
        <text:p text:style-name="P2">哈！</text:p>
        <text:p text:style-name="P2">Ha! </text:p>
        <text:p text:style-name="P2"/>
        <text:p text:style-name="P2">啊，</text:p>
        <text:p text:style-name="P2">Ah, </text:p>
        <text:p text:style-name="P2"/>
        <text:p text:style-name="P2">哎喲，</text:p>
        <text:p text:style-name="P2">ai-iō, </text:p>
        <text:p text:style-name="P2"/>
        <text:p text:style-name="P2">車啊，</text:p>
        <text:p text:style-name="P2">tshia --ah, </text:p>
        <text:p text:style-name="P2"/>
        <text:p text:style-name="P2">小等咧啦。</text:p>
        <text:p text:style-name="P2">sió-tán --leh --lah.</text:p>
        <text:p text:style-name="P2"/>
        <text:p text:style-name="P2">往 臺北 方面的對號快車現在開始<text:soft-page-break/>剪票。</text:p>
        <text:p text:style-name="P2">Óng <text:s/>Tâi-pak <text:s/>hong-bīn ê tuì-hō khuài-tshia hiān-tsāi khai-sí tsián phiò. </text:p>
        <text:p text:style-name="P2"/>
        <text:p text:style-name="P2"><text:s/>各位旅客往臺北方面的對號快車快要開了，</text:p>
        <text:p text:style-name="P2"><text:s/>各位旅客往臺北方面的對號快車快要開了，</text:p>
        <text:p text:style-name="P2"/>
        <text:p text:style-name="P2">各位旅客，</text:p>
        <text:p text:style-name="P2">各位旅客，</text:p>
        <text:p text:style-name="P2"/>
        <text:p text:style-name="P2">請趕快上車 。</text:p>
        <text:p text:style-name="P2">請趕快上車 . </text:p>
        <text:p text:style-name="P2"/>
        <text:p text:style-name="P2">各位旅客，</text:p>
        <text:p text:style-name="P2">Kok-uī lú-kheh, </text:p>
        <text:p text:style-name="P2"/>
        <text:p text:style-name="P2">往 臺北 咧欲開囉，</text:p>
        <text:p text:style-name="P2">óng <text:s/>Tâi-pak <text:s/>tih-beh khui --looh, </text:p>
        <text:p text:style-name="P2"/>
        <text:p text:style-name="P2">請各位趕緊。</text:p>
        <text:p text:style-name="P2">tshiánn kok-uī kuánn-kín.</text:p>
        <text:p text:style-name="P2"/>
        <text:p text:style-name="P2">忍耐著滿腹傷情，</text:p>
        <text:p text:style-name="P2">Jím-nāi tio̍h muá-pak siong tsîng, </text:p>
        <text:p text:style-name="P2"/>
        <text:p text:style-name="P2">無奈欲分離，</text:p>
        <text:p text:style-name="P2">bô-nāi beh hun-lī, </text:p>
        <text:p text:style-name="P2"/>
        <text:p text:style-name="P2">月台的燈火影，</text:p>
        <text:p text:style-name="P2">gua̍t-tâi ê ting-hé iánn, </text:p>
        <text:p text:style-name="P2"/>
        <text:p text:style-name="P2">淒靜引心悲，</text:p>
        <text:p text:style-name="P2">tshi-tsīng ín sim pi, </text:p>
        <text:p text:style-name="P2"/>
        <text:p text:style-name="P2">等待伊表明心意，</text:p>
        <text:p text:style-name="P2">tán-thāi i piáu-bîng sim-ì, </text:p>
        <text:p text:style-name="P2"/>
        <text:p text:style-name="P2">離別是暫時，</text:p>
        <text:p text:style-name="P2">lī-pia̍t sī tsiām-sî, </text:p>
        <text:p text:style-name="P2"/>
        <text:p text:style-name="P2"><text:s/>高雄 發的尾幫車，</text:p>
        <text:p text:style-name="P2"><text:s/>Ko-hiông <text:s/>huat ê bé-pang-tshia, </text:p>
        <text:p text:style-name="P2"/>
        <text:p text:style-name="P2">推動心綿綿，</text:p>
        <text:p text:style-name="P2">tshui-tōng sim mî-mî, </text:p>
        <text:p text:style-name="P2"/>
        <text:p text:style-name="P2">看火車離開月台，</text:p>
        <text:p text:style-name="P2">khuànn hé-tshia lī-khui gua̍t-tâi, </text:p>
        <text:p text:style-name="P2"/>
        <text:p text:style-name="P2">憂愁流目屎，</text:p>
        <text:p text:style-name="P2">iu-tshiû lâu ba̍k-sái, </text:p>
        <text:p text:style-name="P2"/>
        <text:p text:style-name="P2">咱今宵離別後，</text:p>
        <text:p text:style-name="P2">lán kim-siau lî-pia̍t āu, </text:p>
        <text:p text:style-name="P2"/>
        <text:p text:style-name="P2">相逢何時何在，</text:p>
        <text:p text:style-name="P2">siong-hông hô-sî hô tsāi, </text:p>
        <text:p text:style-name="P2"/>
        <text:p text:style-name="P2">為情愛苦悶心內，</text:p>
        <text:p text:style-name="P2">uī tsîng-ài khóo-būn sim-lāi, </text:p>
        <text:p text:style-name="P2"/>
        <text:p text:style-name="P2">此情啥人知，</text:p>
        <text:p text:style-name="P2">tshú tsîng siánn-lâng tsai, </text:p>
        <text:p text:style-name="P2"/>
        <text:p text:style-name="P2"><text:s/>高雄 發的尾幫車，</text:p>
        <text:p text:style-name="P2"><text:s/>Ko-hiông <text:s/>huat ê bé-pang-tshia, </text:p>
        <text:p text:style-name="P2"/>
        <text:p text:style-name="P2">推動心悲哀。</text:p>
        <text:p text:style-name="P2">tshui-tōng sim pi-ai. </text:p>
        <text:p text:style-name="P2"><text:soft-page-break/></text:p>
        <text:p text:style-name="P2">你，</text:p>
        <text:p text:style-name="P2">Lí, </text:p>
        <text:p text:style-name="P2"/>
        <text:p text:style-name="P2">若毋娶你做新婦，</text:p>
        <text:p text:style-name="P2">nā m̄ tshuā lí tsuè sin-pū, </text:p>
        <text:p text:style-name="P2"/>
        <text:p text:style-name="P2">欲哪有未來啦？</text:p>
        <text:p text:style-name="P2">beh ná ū bī-lâi --lah?</text:p>
        <text:p text:style-name="P2"/>
        <text:p text:style-name="P2">阿爸。</text:p>
        <text:p text:style-name="P2">A-pah.</text:p>
        <text:p text:style-name="P2"/>
        <text:p text:style-name="P2">隔兩日仔我叫歹 銅仔 趕緊共你娶娶去。</text:p>
        <text:p text:style-name="P2">Keh nn̄g-ji̍t-á guá kiò pháinn <text:s/>Tâng-á <text:s/>kuánn-kín kā lí tshuā-tshuā--khì. </text:p>
        <text:p text:style-name="P2"/>
        <text:p text:style-name="P2">免講！</text:p>
        <text:p text:style-name="P2">Bián kóng! </text:p>
        <text:p text:style-name="P2"/>
        <text:p text:style-name="P2">我絕對反對你佮田園查某結婚。</text:p>
        <text:p text:style-name="P2">Guá tsua̍t-tuì huán-tuì lí kah tshân-hn̂g tsa-bóo kiat-hun. </text:p>
        <text:p text:style-name="P2"/>
        <text:p text:style-name="P2">爸爸，</text:p>
        <text:p text:style-name="P2">Pah-pah, </text:p>
        <text:p text:style-name="P2"/>
        <text:p text:style-name="P2"><text:s/>翠翠 雖然是一个庄跤查某囡仔，</text:p>
        <text:p text:style-name="P2"><text:s/>Tshuì-tshuì <text:s/>sui-jiân sī tsi̍t ê tsng-kha tsa-bóo gín-á, </text:p>
        <text:p text:style-name="P2"/>
        <text:p text:style-name="P2">但是我相信伊一定真賢慧啦。</text:p>
        <text:p text:style-name="P2">tān-sī guá siong-sìn i it-tīng tsin hiân-huē --lah.</text:p>
        <text:p text:style-name="P2"/>
        <text:p text:style-name="P2">袂用得！</text:p>
        <text:p text:style-name="P2">Buē-īng-eh! </text:p>
        <text:p text:style-name="P2"/>
        <text:p text:style-name="P2">你佮 美祺 結婚，</text:p>
        <text:p text:style-name="P2">Lí kah <text:s/>Bí-kî <text:s/>kiat-hun, </text:p>
        <text:p text:style-name="P2"/>
        <text:p text:style-name="P2">我今仔日有這款的地位，</text:p>
        <text:p text:style-name="P2">guá kin-á-ji̍t ū tsit khuán ê tē-uī, </text:p>
        <text:p text:style-name="P2"/>
        <text:p text:style-name="P2">也是老爸來牽成我，</text:p>
        <text:p text:style-name="P2">iā sī lāu-pē lâi khan-sîng guá, </text:p>
        <text:p text:style-name="P2"/>
        <text:p text:style-name="P2">董事長真佮意你，</text:p>
        <text:p text:style-name="P2">táng-sū-tiúnn tsin kah-ì lí, </text:p>
        <text:p text:style-name="P2"/>
        <text:p text:style-name="P2">我較早就答應伊矣，</text:p>
        <text:p text:style-name="P2">guá khah-tsá tiō tah-ìng --i --ah, </text:p>
        <text:p text:style-name="P2"/>
        <text:p text:style-name="P2"><text:s/>美祺 這个囡仔真聰明。</text:p>
        <text:p text:style-name="P2"><text:s/>Bí-kî <text:s/>tsit ê gín-á tsin tshong-bîng.</text:p>
        <text:p text:style-name="P2"/>
        <text:p text:style-name="P2">啊，</text:p>
        <text:p text:style-name="P2">Ah, </text:p>
        <text:p text:style-name="P2"/>
        <text:p text:style-name="P2">老先的，</text:p>
        <text:p text:style-name="P2">lāu-sian--ê, </text:p>
        <text:p text:style-name="P2"/>
        <text:p text:style-name="P2">哎，</text:p>
        <text:p text:style-name="P2">ai, </text:p>
        <text:p text:style-name="P2"/>
        <text:p text:style-name="P2">今你嘛知這馬戀愛時代喔，</text:p>
        <text:p text:style-name="P2">tann lí mā tsai tsit-má luân-ài sî-tāi --ooh, </text:p>
        <text:p text:style-name="P2"/>
        <text:p text:style-name="P2">少年人若佮意欲娶的，</text:p>
        <text:p text:style-name="P2">siàu-liân-lâng nā kah-ì <text:soft-page-break/>beh tshuā --ê, </text:p>
        <text:p text:style-name="P2"/>
        <text:p text:style-name="P2">你佮人咧講甲。</text:p>
        <text:p text:style-name="P2">lí kah lâng leh kóng kah.</text:p>
        <text:p text:style-name="P2"/>
        <text:p text:style-name="P2">啊，</text:p>
        <text:p text:style-name="P2">Ah, </text:p>
        <text:p text:style-name="P2"/>
        <text:p text:style-name="P2">這阮家內事。</text:p>
        <text:p text:style-name="P2">tse gún ka-lāi sū.</text:p>
        <text:p text:style-name="P2"/>
        <text:p text:style-name="P2">就是恁家內人咧計較，</text:p>
        <text:p text:style-name="P2">Tō sī lín ka-lāi-lâng leh kè-kàu, </text:p>
        <text:p text:style-name="P2"/>
        <text:p text:style-name="P2">哪有路用？</text:p>
        <text:p text:style-name="P2">ná ū lōo-īng?</text:p>
        <text:p text:style-name="P2"/>
        <text:p text:style-name="P2">啊，</text:p>
        <text:p text:style-name="P2">Ah, </text:p>
        <text:p text:style-name="P2"/>
        <text:p text:style-name="P2">實在是乎。</text:p>
        <text:p text:style-name="P2">si̍t-tsāi sī --honnh.</text:p>
        <text:p text:style-name="P2"/>
        <text:p text:style-name="P2">啊，</text:p>
        <text:p text:style-name="P2">Ah, </text:p>
        <text:p text:style-name="P2"/>
        <text:p text:style-name="P2">這我知。</text:p>
        <text:p text:style-name="P2">tse guá tsai.</text:p>
        <text:p text:style-name="P2"/>
        <text:p text:style-name="P2">唉。</text:p>
        <text:p text:style-name="P2">Haih.</text:p>
        <text:p text:style-name="P2"/>
        <text:p text:style-name="P2">少年的，</text:p>
        <text:p text:style-name="P2">Siàu-liân--ê, </text:p>
        <text:p text:style-name="P2"/>
        <text:p text:style-name="P2">咱少年人有這款的勇氣真好，</text:p>
        <text:p text:style-name="P2">lán siàu-liân-lâng ū tsit khuán ê ióng-khì tsin hó, </text:p>
        <text:p text:style-name="P2"/>
        <text:p text:style-name="P2">mh，</text:p>
        <text:p text:style-name="P2">mh, </text:p>
        <text:p text:style-name="P2"/>
        <text:p text:style-name="P2">啊，</text:p>
        <text:p text:style-name="P2">ah, </text:p>
        <text:p text:style-name="P2"/>
        <text:p text:style-name="P2">著，</text:p>
        <text:p text:style-name="P2">tio̍h, </text:p>
        <text:p text:style-name="P2"/>
        <text:p text:style-name="P2">制度！</text:p>
        <text:p text:style-name="P2">tsè-tōo!</text:p>
        <text:p text:style-name="P2"/>
        <text:p text:style-name="P2">喂、</text:p>
        <text:p text:style-name="P2">Eh, </text:p>
        <text:p text:style-name="P2"/>
        <text:p text:style-name="P2">喂，</text:p>
        <text:p text:style-name="P2">eh, </text:p>
        <text:p text:style-name="P2"/>
        <text:p text:style-name="P2">你是啥物人啊？</text:p>
        <text:p text:style-name="P2">lí sī siánn-mih-lâng --ah?</text:p>
        <text:p text:style-name="P2"/>
        <text:p text:style-name="P2">我欲來收水道錢啦，</text:p>
        <text:p text:style-name="P2">Guá beh lâi siu tsuí-tō tsînn --lah, </text:p>
        <text:p text:style-name="P2"/>
        <text:p text:style-name="P2">十箍！</text:p>
        <text:p text:style-name="P2">tsa̍p khoo!</text:p>
        <text:p text:style-name="P2"/>
        <text:p text:style-name="P2">啊！</text:p>
        <text:p text:style-name="P2">Ah! </text:p>
        <text:p text:style-name="P2"/>
        <text:p text:style-name="P2">收水道錢？</text:p>
        <text:p text:style-name="P2">Siu tsuí-tō tsînn? </text:p>
        <text:p text:style-name="P2"/>
        <text:p text:style-name="P2">可惡！</text:p>
        <text:p text:style-name="P2">Khó-ònn! </text:p>
        <text:p text:style-name="P2"/>
        <text:p text:style-name="P2">創啥，</text:p>
        <text:p text:style-name="P2">Tshòng sánn, </text:p>
        <text:p text:style-name="P2"/>
        <text:p text:style-name="P2"><text:soft-page-break/>出去！</text:p>
        <text:p text:style-name="P2">tshut-khì!</text:p>
        <text:p text:style-name="P2"/>
        <text:p text:style-name="P2">喂。</text:p>
        <text:p text:style-name="P2">Eh.</text:p>
        <text:p text:style-name="P2"/>
        <text:p text:style-name="P2">哼，</text:p>
        <text:p text:style-name="P2">Hngh, </text:p>
        <text:p text:style-name="P2"/>
        <text:p text:style-name="P2">呸！</text:p>
        <text:p text:style-name="P2">phuì!</text:p>
        <text:p text:style-name="P2"/>
        <text:p text:style-name="P2">囝都猶未畢業，</text:p>
        <text:p text:style-name="P2">Kiánn to iáu-bē pit-gia̍p, </text:p>
        <text:p text:style-name="P2"/>
        <text:p text:style-name="P2">婚姻的代誌聽候才講。</text:p>
        <text:p text:style-name="P2">hun-in ê tāi-tsì thìng-hāu tsiah kóng.</text:p>
        <text:p text:style-name="P2"/>
        <text:p text:style-name="P2">啊，</text:p>
        <text:p text:style-name="P2">Ah, </text:p>
        <text:p text:style-name="P2"/>
        <text:p text:style-name="P2">坐坐。</text:p>
        <text:p text:style-name="P2">tsē tsē.</text:p>
        <text:p text:style-name="P2"/>
        <text:p text:style-name="P2"><text:s/>翠翠 啊，</text:p>
        <text:p text:style-name="P2"><text:s/>Tshuì-tshuì <text:s/>--ah, </text:p>
        <text:p text:style-name="P2"/>
        <text:p text:style-name="P2"><text:s/>翠翠 。</text:p>
        <text:p text:style-name="P2"><text:s/>Tshuì-tshuì .</text:p>
        <text:p text:style-name="P2"/>
        <text:p text:style-name="P2">你是咧共阮裝痟的是毋？</text:p>
        <text:p text:style-name="P2">Lí sī leh kā gún tsng-siáu--ê sī --m̄? </text:p>
        <text:p text:style-name="P2"/>
        <text:p text:style-name="P2">袂放你煞，</text:p>
        <text:p text:style-name="P2">Bē pàng lí suah, </text:p>
        <text:p text:style-name="P2"/>
        <text:p text:style-name="P2">緊將人揣轉來。</text:p>
        <text:p text:style-name="P2">kín tsiong lâng tshē --tńg-lâi.</text:p>
        <text:p text:style-name="P2"/>
        <text:p text:style-name="P2">誠實無看見影，</text:p>
        <text:p text:style-name="P2">Tsiânn-si̍t bô khuànn-kìnn iánn, </text:p>
        <text:p text:style-name="P2"/>
        <text:p text:style-name="P2">真失禮啦。</text:p>
        <text:p text:style-name="P2">tsin sit-lé --lah.</text:p>
        <text:p text:style-name="P2"/>
        <text:p text:style-name="P2">哎喲，</text:p>
        <text:p text:style-name="P2">Ai-iō, </text:p>
        <text:p text:style-name="P2"/>
        <text:p text:style-name="P2">無論怎樣，</text:p>
        <text:p text:style-name="P2">bô-lūn tsánn-iūnn, </text:p>
        <text:p text:style-name="P2"/>
        <text:p text:style-name="P2">來去 臺北 揣伊。</text:p>
        <text:p text:style-name="P2">lâi-khì <text:s/>Tâi-pak <text:s/>tshē --i.</text:p>
        <text:p text:style-name="P2"/>
        <text:p text:style-name="P2">小姐？</text:p>
        <text:p text:style-name="P2">Sió-tsiá?</text:p>
        <text:p text:style-name="P2"/>
        <text:p text:style-name="P2">喂？</text:p>
        <text:p text:style-name="P2">Eh? </text:p>
        <text:p text:style-name="P2"/>
        <text:p text:style-name="P2">我哪會來佇遮？</text:p>
        <text:p text:style-name="P2">Guá ná ē lâi tī tsia?</text:p>
        <text:p text:style-name="P2"/>
        <text:p text:style-name="P2">你昏倒佇路裡，</text:p>
        <text:p text:style-name="P2">Lí hūn-tó tī lōo--e, </text:p>
        <text:p text:style-name="P2"/>
        <text:p text:style-name="P2">阮爸爸叫司機救起來。</text:p>
        <text:p text:style-name="P2">gún pah-pah kiò su-ki kiù --khí-lâi.</text:p>
        <text:p text:style-name="P2"/>
        <text:p text:style-name="P2">喔，</text:p>
        <text:p text:style-name="P2">Ooh, </text:p>
        <text:p text:style-name="P2"/>
        <text:p text:style-name="P2">多謝先生佮小姐。</text:p>
        <text:p text:style-name="P2">to-siā sian-sinn kah sió-<text:soft-page-break/>tsiá.</text:p>
        <text:p text:style-name="P2"/>
        <text:p text:style-name="P2">免客氣，</text:p>
        <text:p text:style-name="P2">Bián kheh-khì, </text:p>
        <text:p text:style-name="P2"/>
        <text:p text:style-name="P2">喂，</text:p>
        <text:p text:style-name="P2">eh, </text:p>
        <text:p text:style-name="P2"/>
        <text:p text:style-name="P2">我看你毋是 臺北 的人乎？</text:p>
        <text:p text:style-name="P2">guá khuànn lí m̄ sī <text:s/>Tâi-pak <text:s/>ê lâng --honnh?</text:p>
        <text:p text:style-name="P2"/>
        <text:p text:style-name="P2">喂。</text:p>
        <text:p text:style-name="P2">Eh.</text:p>
        <text:p text:style-name="P2"/>
        <text:p text:style-name="P2">啊你佇 臺北 有啥物親戚無？</text:p>
        <text:p text:style-name="P2">Iah lí tī <text:s/>Tâi-pak <text:s/>ū sánn-mih tshin-tshik --bô?</text:p>
        <text:p text:style-name="P2"/>
        <text:p text:style-name="P2">小姐，</text:p>
        <text:p text:style-name="P2">Sió-tsiá, </text:p>
        <text:p text:style-name="P2"/>
        <text:p text:style-name="P2">我看你一定有受著真大的刺激。</text:p>
        <text:p text:style-name="P2">guá khuànn lí it-tīng ū siū-tio̍h tsin tuā ê tshì-kik. </text:p>
        <text:p text:style-name="P2"/>
        <text:p text:style-name="P2">爸爸，</text:p>
        <text:p text:style-name="P2">Pah-pah, </text:p>
        <text:p text:style-name="P2"/>
        <text:p text:style-name="P2">咱𤆬伊轉來厝裡佮我做伴好毋？</text:p>
        <text:p text:style-name="P2">lán tshuā i tńg--lâi tshù--e kah guá tsuè-phuānn hó --m̄?</text:p>
        <text:p text:style-name="P2"/>
        <text:p text:style-name="P2">Mh，</text:p>
        <text:p text:style-name="P2">Mh, </text:p>
        <text:p text:style-name="P2"/>
        <text:p text:style-name="P2">按呢嘛好，</text:p>
        <text:p text:style-name="P2">án-ne mā hó, </text:p>
        <text:p text:style-name="P2"/>
        <text:p text:style-name="P2">啊無你暫時請來踮阮厝裡，</text:p>
        <text:p text:style-name="P2">iah bô lí tsiām-sî tshiánn lâi tiàm guán tshù--ê, </text:p>
        <text:p text:style-name="P2"/>
        <text:p text:style-name="P2">好毋唅？</text:p>
        <text:p text:style-name="P2">hó --m̄ --hannh?</text:p>
        <text:p text:style-name="P2"/>
        <text:p text:style-name="P2">啊，</text:p>
        <text:p text:style-name="P2">Ah, </text:p>
        <text:p text:style-name="P2"/>
        <text:p text:style-name="P2">真多謝。</text:p>
        <text:p text:style-name="P2">tsin to-siā.</text:p>
        <text:p text:style-name="P2"/>
        <text:p text:style-name="P2">太太，</text:p>
        <text:p text:style-name="P2">Thài-thài, </text:p>
        <text:p text:style-name="P2"/>
        <text:p text:style-name="P2">這間厝敢攏無人佇咧是毋？</text:p>
        <text:p text:style-name="P2">tsit king tshù kám lóng bô lâng tī--leh sī --m̄?</text:p>
        <text:p text:style-name="P2"/>
        <text:p text:style-name="P2">搬去 臺北 矣。</text:p>
        <text:p text:style-name="P2">Puann khì <text:s/>Tâi-pak <text:s/>--ah.</text:p>
        <text:p text:style-name="P2"/>
        <text:p text:style-name="P2">喔，</text:p>
        <text:p text:style-name="P2">Ooh, </text:p>
        <text:p text:style-name="P2"/>
        <text:p text:style-name="P2">去 臺北 ？</text:p>
        <text:p text:style-name="P2">khì <text:s/>Tâi-pak ? </text:p>
        <text:p text:style-name="P2"/>
        <text:p text:style-name="P2">多謝。</text:p>
        <text:p text:style-name="P2">To-siā.</text:p>
        <text:p text:style-name="P2"/>
        <text:p text:style-name="P2">總經理，</text:p>
        <text:p text:style-name="P2">Tsóng-king-lí, </text:p>
        <text:p text:style-name="P2"/>
        <text:p text:style-name="P2">遐坐。</text:p>
        <text:p text:style-name="P2">hia tsē.</text:p>
        <text:p text:style-name="P2"/>
        <text:p text:style-name="P2">是。</text:p>
        <text:p text:style-name="P2"><text:soft-page-break/>Sī.</text:p>
        <text:p text:style-name="P2"/>
        <text:p text:style-name="P2">我最近可能會去 美國 考察，</text:p>
        <text:p text:style-name="P2">Guá tsuè-kūn khó-lîng ē khì <text:s/>Bí-kok <text:s/>khó-tshat, </text:p>
        <text:p text:style-name="P2"/>
        <text:p text:style-name="P2">公司的業務才委任你來安排設法乎。</text:p>
        <text:p text:style-name="P2">kong-si ê gia̍p-bū tsiah uí-jīm lí lâi an-pâi siat-huat --honnh.</text:p>
        <text:p text:style-name="P2"/>
        <text:p text:style-name="P2">是。</text:p>
        <text:p text:style-name="P2">Sī.</text:p>
        <text:p text:style-name="P2"/>
        <text:p text:style-name="P2">你，</text:p>
        <text:p text:style-name="P2">Lí, </text:p>
        <text:p text:style-name="P2"/>
        <text:p text:style-name="P2">你我是遮爾濟年的朋友，</text:p>
        <text:p text:style-name="P2">lí guá sī tsiah-nī tsuē nî ê pîng-iú, </text:p>
        <text:p text:style-name="P2"/>
        <text:p text:style-name="P2">你嘛毋通予我的查某囝傷心甲按呢唅？</text:p>
        <text:p text:style-name="P2">lí mā m̄-thang hōo guá ê tsa-bóo-kiánn siong-sim kah án-ne --hannh?</text:p>
        <text:p text:style-name="P2"/>
        <text:p text:style-name="P2">對不住，</text:p>
        <text:p text:style-name="P2">Tuì-put-tsū,</text:p>
        <text:p text:style-name="P2"/>
        <text:p text:style-name="P2">董事長，</text:p>
        <text:p text:style-name="P2">táng-sū-tiúnn, </text:p>
        <text:p text:style-name="P2"/>
        <text:p text:style-name="P2">我一定。</text:p>
        <text:p text:style-name="P2">guá it-tīng.</text:p>
        <text:p text:style-name="P2"/>
        <text:p text:style-name="P2">啊，</text:p>
        <text:p text:style-name="P2">Ah, </text:p>
        <text:p text:style-name="P2"/>
        <text:p text:style-name="P2">好啦，</text:p>
        <text:p text:style-name="P2">hó --lah, </text:p>
        <text:p text:style-name="P2"/>
        <text:p text:style-name="P2">無論如何你緊去共我揣 忠義 倒轉來就好啦。</text:p>
        <text:p text:style-name="P2">bô-lūn jû-hô lí kín khì kā guá tshē <text:s/>Tiong-gī <text:s/>tò-tńg--lâi tsiū hó --lah.</text:p>
        <text:p text:style-name="P2"/>
        <text:p text:style-name="P2">爸爸，</text:p>
        <text:p text:style-name="P2">Pah-pah, </text:p>
        <text:p text:style-name="P2"/>
        <text:p text:style-name="P2">人就無誠意，</text:p>
        <text:p text:style-name="P2">lâng tō bô sîng-ì, </text:p>
        <text:p text:style-name="P2"/>
        <text:p text:style-name="P2">你何必就逼人咧？</text:p>
        <text:p text:style-name="P2">lí hô-pit tiō pik --lâng --leh?</text:p>
        <text:p text:style-name="P2"/>
        <text:p text:style-name="P2">代誌真是想袂到。</text:p>
        <text:p text:style-name="P2">Tāi-tsì tsin sī siūnn bē kàu.</text:p>
        <text:p text:style-name="P2"/>
        <text:p text:style-name="P2">啦啦啦，</text:p>
        <text:p text:style-name="P2">Lah lah lah,</text:p>
        <text:p text:style-name="P2"/>
        <text:p text:style-name="P2">喂，</text:p>
        <text:p text:style-name="P2">eh, </text:p>
        <text:p text:style-name="P2"/>
        <text:p text:style-name="P2">啥物人？</text:p>
        <text:p text:style-name="P2">siánn-mih-lâng?</text:p>
        <text:p text:style-name="P2"/>
        <text:p text:style-name="P2">喂，</text:p>
        <text:p text:style-name="P2">Eh, </text:p>
        <text:p text:style-name="P2"/>
        <text:p text:style-name="P2">你欲揣啥物人？</text:p>
        <text:p text:style-name="P2">lí beh tshuē siánn-mih-lâng?</text:p>
        <text:p text:style-name="P2"/>
        <text:p text:style-name="P2">你是 翠翠 是毋？</text:p>
        <text:p text:style-name="P2">Lí sī <text:s/>Tshuì-tshuì <text:s/>sī <text:soft-page-break/>--m̄?</text:p>
        <text:p text:style-name="P2"/>
        <text:p text:style-name="P2">喂，</text:p>
        <text:p text:style-name="P2">Eh, </text:p>
        <text:p text:style-name="P2"/>
        <text:p text:style-name="P2">是啦。</text:p>
        <text:p text:style-name="P2">sī --lah.</text:p>
        <text:p text:style-name="P2"/>
        <text:p text:style-name="P2">喔，</text:p>
        <text:p text:style-name="P2">Ooh, </text:p>
        <text:p text:style-name="P2"/>
        <text:p text:style-name="P2">我是 忠義 的老母。</text:p>
        <text:p text:style-name="P2">guá sī <text:s/>Tiong-gī <text:s/>ê lāu-bú.</text:p>
        <text:p text:style-name="P2"/>
        <text:p text:style-name="P2">啊，</text:p>
        <text:p text:style-name="P2">Ah, </text:p>
        <text:p text:style-name="P2"/>
        <text:p text:style-name="P2">阿母請入來內面坐，</text:p>
        <text:p text:style-name="P2">a-bú tshiánn ji̍p--lâi lāi-bīn tsē, </text:p>
        <text:p text:style-name="P2"/>
        <text:p text:style-name="P2">來，</text:p>
        <text:p text:style-name="P2">lâi, </text:p>
        <text:p text:style-name="P2"/>
        <text:p text:style-name="P2">遐坐。</text:p>
        <text:p text:style-name="P2">hia tsē.</text:p>
        <text:p text:style-name="P2"/>
        <text:p text:style-name="P2">我有一層代誌欲來佮你商量。</text:p>
        <text:p text:style-name="P2">Guá ū tsi̍t tsân tāi-tsì beh lâi kah lí siong-liông.</text:p>
        <text:p text:style-name="P2"/>
        <text:p text:style-name="P2">喔，</text:p>
        <text:p text:style-name="P2">Ooh,</text:p>
        <text:p text:style-name="P2"/>
        <text:p text:style-name="P2">阿母，</text:p>
        <text:p text:style-name="P2">a-bú,</text:p>
        <text:p text:style-name="P2"/>
        <text:p text:style-name="P2">請用茶。</text:p>
        <text:p text:style-name="P2">tshiánn īng tê.</text:p>
        <text:p text:style-name="P2"/>
        <text:p text:style-name="P2">喔。</text:p>
        <text:p text:style-name="P2">Ooh.</text:p>
        <text:p text:style-name="P2"/>
        <text:p text:style-name="P2">阿母，</text:p>
        <text:p text:style-name="P2">A-bú, </text:p>
        <text:p text:style-name="P2"/>
        <text:p text:style-name="P2">有啥物代誌乎？</text:p>
        <text:p text:style-name="P2">ū siánn-mih tāi-tsì --honnh?</text:p>
        <text:p text:style-name="P2"/>
        <text:p text:style-name="P2">我知影你對 忠義 真好，</text:p>
        <text:p text:style-name="P2">Guá tsai-iánn lí tuì <text:s/>Tiong-gī <text:s/>tsin hó, </text:p>
        <text:p text:style-name="P2"/>
        <text:p text:style-name="P2">毋過，</text:p>
        <text:p text:style-name="P2">m̄-koh, </text:p>
        <text:p text:style-name="P2"/>
        <text:p text:style-name="P2"><text:s/>忠義 實在袂用得佮你鬥陣咧。</text:p>
        <text:p text:style-name="P2"><text:s/>Tiong-gī <text:s/>si̍t-tsāi bē-īng-eh kah lí tàu-tīn --leh.</text:p>
        <text:p text:style-name="P2"/>
        <text:p text:style-name="P2">啊？</text:p>
        <text:p text:style-name="P2">Ah?</text:p>
        <text:p text:style-name="P2"/>
        <text:p text:style-name="P2">我已經真明白，</text:p>
        <text:p text:style-name="P2">Guá í-king tsin bîng-pi̍k, </text:p>
        <text:p text:style-name="P2"/>
        <text:p text:style-name="P2">但是我真愛 忠義 ，</text:p>
        <text:p text:style-name="P2">tān-sī guá tsin ài <text:s/>Tiong-gī , </text:p>
        <text:p text:style-name="P2"/>
        <text:p text:style-name="P2"><text:s/>忠義 也真愛我，</text:p>
        <text:p text:style-name="P2"><text:s/>Tiong-gī <text:s/>iā tsin ài --guá, </text:p>
        <text:p text:style-name="P2"/>
        <text:p text:style-name="P2">阿母，</text:p>
        <text:p text:style-name="P2">a-bú, </text:p>
        <text:p text:style-name="P2"><text:soft-page-break/></text:p>
        <text:p text:style-name="P2">請你毋通閣再予阮兩个人離開，</text:p>
        <text:p text:style-name="P2">tshiánn lí m̄-thang koh-tsài hōo gún nn̄g ê lâng lī-khui, </text:p>
        <text:p text:style-name="P2"/>
        <text:p text:style-name="P2">好毋？</text:p>
        <text:p text:style-name="P2">hó --m̄? </text:p>
        <text:p text:style-name="P2"/>
        <text:p text:style-name="P2">乎？</text:p>
        <text:p text:style-name="P2">Honnh?</text:p>
        <text:p text:style-name="P2"/>
        <text:p text:style-name="P2">唉，</text:p>
        <text:p text:style-name="P2">Haih, </text:p>
        <text:p text:style-name="P2"/>
        <text:p text:style-name="P2">我真知影恁兩个是離袂開的，</text:p>
        <text:p text:style-name="P2">guá tsin tsai-iánn lín nn̄g ê sī lī bē khui --ê, </text:p>
        <text:p text:style-name="P2"/>
        <text:p text:style-name="P2">這...這是不得已來向你要求，</text:p>
        <text:p text:style-name="P2">tse... tse sī put-tik-í lâi hiòng lí iau-kiû, </text:p>
        <text:p text:style-name="P2"/>
        <text:p text:style-name="P2">請你來答應我，</text:p>
        <text:p text:style-name="P2">tshiánn lí lâi tah-ìng --guá, </text:p>
        <text:p text:style-name="P2"/>
        <text:p text:style-name="P2">好毋？</text:p>
        <text:p text:style-name="P2">hó --m̄? </text:p>
        <text:p text:style-name="P2"/>
        <text:p text:style-name="P2">拜託你才苦勸 忠義 轉去，</text:p>
        <text:p text:style-name="P2">Pài-thok lí tsiah khóo-khǹg <text:s/>Tiong-gī <text:s/>tńg--khì, </text:p>
        <text:p text:style-name="P2"/>
        <text:p text:style-name="P2">請考慮看覓咧。</text:p>
        <text:p text:style-name="P2">tshiánn khó-lū khuànn-māi --leh.</text:p>
        <text:p text:style-name="P2"/>
        <text:p text:style-name="P2">Mh？</text:p>
        <text:p text:style-name="P2">Mh? </text:p>
        <text:p text:style-name="P2"/>
        <text:p text:style-name="P2"><text:s/>翠翠 ？</text:p>
        <text:p text:style-name="P2"><text:s/>Tshuì-tshuì ?</text:p>
        <text:p text:style-name="P2"/>
        <text:p text:style-name="P2">無。</text:p>
        <text:p text:style-name="P2">Bô.</text:p>
        <text:p text:style-name="P2"/>
        <text:p text:style-name="P2">喂，</text:p>
        <text:p text:style-name="P2">Eh, </text:p>
        <text:p text:style-name="P2"/>
        <text:p text:style-name="P2">你騙我，</text:p>
        <text:p text:style-name="P2">lí phiàn --guá,</text:p>
        <text:p text:style-name="P2"/>
        <text:p text:style-name="P2">明明是吼鼻面嘛，</text:p>
        <text:p text:style-name="P2">bîng-bîng sī háu-phīnn-bīn --mah, </text:p>
        <text:p text:style-name="P2"/>
        <text:p text:style-name="P2">是毋是咧煩惱無錢？</text:p>
        <text:p text:style-name="P2">sī m̄ sī leh huân-ló bô tsînn? </text:p>
        <text:p text:style-name="P2"/>
        <text:p text:style-name="P2">你看今仔領的稿費啦。</text:p>
        <text:p text:style-name="P2">Lí khuànn kin-á niá ê kó-huì --lah.</text:p>
        <text:p text:style-name="P2"/>
        <text:p text:style-name="P2">毋是，</text:p>
        <text:p text:style-name="P2">M̄ sī, </text:p>
        <text:p text:style-name="P2"/>
        <text:p text:style-name="P2"><text:s/>忠義 ，</text:p>
        <text:p text:style-name="P2"><text:s/>Tiong-gī , </text:p>
        <text:p text:style-name="P2"/>
        <text:p text:style-name="P2">我。</text:p>
        <text:p text:style-name="P2">guá.</text:p>
        <text:p text:style-name="P2"/>
        <text:p text:style-name="P2">你？</text:p>
        <text:p text:style-name="P2">Lí?</text:p>
        <text:p text:style-name="P2"/>
        <text:p text:style-name="P2">我佮你鬥陣無幸福，</text:p>
        <text:p text:style-name="P2">Guá kah lí tàu-tīn bô hīng-hok, </text:p>
        <text:p text:style-name="P2"><text:soft-page-break/></text:p>
        <text:p text:style-name="P2">所以我想欲來離開你。</text:p>
        <text:p text:style-name="P2">sóo-í guá siūnn-beh lâi lī-khui --lí.</text:p>
        <text:p text:style-name="P2"/>
        <text:p text:style-name="P2">你變甲遐爾緊，</text:p>
        <text:p text:style-name="P2">Lí piàn kah hiah-nī kín, </text:p>
        <text:p text:style-name="P2"/>
        <text:p text:style-name="P2">哼！</text:p>
        <text:p text:style-name="P2">hngh!</text:p>
        <text:p text:style-name="P2"/>
        <text:p text:style-name="P2">因為咱若較早離開，</text:p>
        <text:p text:style-name="P2">In-uī lán nā khah-tsá lī-khui, </text:p>
        <text:p text:style-name="P2"/>
        <text:p text:style-name="P2">咱兩个會得著較好的幸福。</text:p>
        <text:p text:style-name="P2">lán nn̄g ê ē tit-tio̍h khah hó ê hīng-hok.</text:p>
        <text:p text:style-name="P2"/>
        <text:p text:style-name="P2">你是毋是想講這馬是一个有名的歌星，</text:p>
        <text:p text:style-name="P2">Lí sī m̄ sī siūnn-kóng tsit-má sī tsi̍t ê ū-miâ ê kua-tshinn, </text:p>
        <text:p text:style-name="P2"/>
        <text:p text:style-name="P2">大概敢若有交著較好的對象乎。</text:p>
        <text:p text:style-name="P2">tāi-khài kán-ná ū kau-tio̍h khah hó ê tuì-siōng --honnh.</text:p>
        <text:p text:style-name="P2"/>
        <text:p text:style-name="P2">我就也有想過 翠翠 這个查某囡仔予我感動，</text:p>
        <text:p text:style-name="P2">Guá tō iā ū siūnn kè <text:s/>Tshuì-tshuì <text:s/>tsit ê tsa-bóo gín-á hōo guá kám-tōng, </text:p>
        <text:p text:style-name="P2"/>
        <text:p text:style-name="P2">但是你、</text:p>
        <text:p text:style-name="P2">tān-sī lí, </text:p>
        <text:p text:style-name="P2"/>
        <text:p text:style-name="P2">你的。</text:p>
        <text:p text:style-name="P2">lí ê.</text:p>
        <text:p text:style-name="P2"/>
        <text:p text:style-name="P2">爸爸，</text:p>
        <text:p text:style-name="P2">Pah-pah, </text:p>
        <text:p text:style-name="P2"/>
        <text:p text:style-name="P2">你毋通為我終身的代誌來煩惱，</text:p>
        <text:p text:style-name="P2">lí m̄-thang uī guá tsiong-sin ê tāi-tsì lâi huân-ló, </text:p>
        <text:p text:style-name="P2"/>
        <text:p text:style-name="P2">姻緣是天註定，</text:p>
        <text:p text:style-name="P2">im-iân sī thinn tsù-tiānn, </text:p>
        <text:p text:style-name="P2"/>
        <text:p text:style-name="P2">咱現在應該來去苦勸 陳 <text:s/>伯伯 ，</text:p>
        <text:p text:style-name="P2">lán hiān-tsāi ing-kai lâi-khì khóo-khǹg <text:s/>Tân <text:s text:c="2"/>peh-peh , </text:p>
        <text:p text:style-name="P2"/>
        <text:p text:style-name="P2">請伊對 翠翠 改變觀念。</text:p>
        <text:p text:style-name="P2">tshiánn i tuì <text:s/>Tshuì-tshuì <text:s/>kái-piàn kuan-liām.</text:p>
        <text:p text:style-name="P2"/>
        <text:p text:style-name="P2">Mh.</text:p>
        <text:p text:style-name="P2">Mh.</text:p>
        <text:p text:style-name="P2"/>
        <text:p text:style-name="P2">為 忠義 的幸福，</text:p>
        <text:p text:style-name="P2">Uī <text:s/>Tiōng-gī <text:s/>ê hīng-hok,</text:p>
        <text:p text:style-name="P2"/>
        <text:p text:style-name="P2">請你著愛來離開伊。</text:p>
        <text:p text:style-name="P2">tshiánn lí to̍h-ài lâi lī-khui i.</text:p>
        <text:p text:style-name="P2"/>
        <text:p text:style-name="P2">為著阮厝的將來，</text:p>
        <text:p text:style-name="P2">Uī-tio̍h gún tshù ê tsiong-lâi, </text:p>
        <text:p text:style-name="P2"/>
        <text:p text:style-name="P2">你愛佮 忠義 離開。</text:p>
        <text:p text:style-name="P2">lí ài kah <text:s/>Tiong-gī <text:s/>lī-khui.</text:p>
        <text:p text:style-name="P2"/>
        <text:p text:style-name="P2"><text:soft-page-break/>為著 美祺 對你的恩情，</text:p>
        <text:p text:style-name="P2">Uī-tio̍h <text:s/>Bí-kî <text:s/>tuì lí ê un-tsîng, </text:p>
        <text:p text:style-name="P2"/>
        <text:p text:style-name="P2">你愛離開 忠義 才著。</text:p>
        <text:p text:style-name="P2">lí ài lī-khui <text:s/>Tiong-gī <text:s/>tsiah tio̍h.</text:p>
        <text:p text:style-name="P2"/>
        <text:p text:style-name="P2">馬上共你解決挕捒。</text:p>
        <text:p text:style-name="P2">Má-siōng kā lí kái-kuat hìnn-sak.</text:p>
        <text:p text:style-name="P2"/>
        <text:p text:style-name="P2">哈哈哈。</text:p>
        <text:p text:style-name="P2">Ha ha ha. </text:p>
        <text:p text:style-name="P2"/>
        <text:p text:style-name="P2">小姐、</text:p>
        <text:p text:style-name="P2">Sió-tsiá, </text:p>
        <text:p text:style-name="P2"/>
        <text:p text:style-name="P2">小姐。</text:p>
        <text:p text:style-name="P2">sió-tsiá. </text:p>
        <text:p text:style-name="P2"/>
        <text:p text:style-name="P2">喂，</text:p>
        <text:p text:style-name="P2">Eh, </text:p>
        <text:p text:style-name="P2"/>
        <text:p text:style-name="P2">小姐，</text:p>
        <text:p text:style-name="P2">sió-tsiá, </text:p>
        <text:p text:style-name="P2"/>
        <text:p text:style-name="P2">我欲收水道錢啦，</text:p>
        <text:p text:style-name="P2">guá beh siu tsuí-tō-tsînn --lah, </text:p>
        <text:p text:style-name="P2"/>
        <text:p text:style-name="P2">喂，</text:p>
        <text:p text:style-name="P2">eh, </text:p>
        <text:p text:style-name="P2"/>
        <text:p text:style-name="P2">二六箍。</text:p>
        <text:p text:style-name="P2">jī la̍k khoo.</text:p>
        <text:p text:style-name="P2"/>
        <text:p text:style-name="P2">先生，</text:p>
        <text:p text:style-name="P2">Sian-sinn, </text:p>
        <text:p text:style-name="P2"/>
        <text:p text:style-name="P2"><text:soft-page-break/>拜託你另日才來收好毋？</text:p>
        <text:p text:style-name="P2">pài-thok lí līng-ji̍t tsiah lâi siu hó --m̄?</text:p>
        <text:p text:style-name="P2"/>
        <text:p text:style-name="P2">唅？</text:p>
        <text:p text:style-name="P2">Hannh? </text:p>
        <text:p text:style-name="P2"/>
        <text:p text:style-name="P2">二十六箍爾爾，</text:p>
        <text:p text:style-name="P2">Jī-tsa̍p-la̍k khoo niā-niā, </text:p>
        <text:p text:style-name="P2"/>
        <text:p text:style-name="P2">你這馬無通予我？</text:p>
        <text:p text:style-name="P2">lí tsit-má bô thang hōo --guá?</text:p>
        <text:p text:style-name="P2"/>
        <text:p text:style-name="P2"><text:s/>翠翠 。</text:p>
        <text:p text:style-name="P2"><text:s/>Tshuì-tshuì .</text:p>
        <text:p text:style-name="P2"/>
        <text:p text:style-name="P2">啊！</text:p>
        <text:p text:style-name="P2">Ah!</text:p>
        <text:p text:style-name="P2"/>
        <text:p text:style-name="P2">你是怎樣是毋？</text:p>
        <text:p text:style-name="P2">Lí sī-tsuánn-iūnn sī --m̄?</text:p>
        <text:p text:style-name="P2"/>
        <text:p text:style-name="P2">我毋是 翠翠 ，</text:p>
        <text:p text:style-name="P2">Guá m̄ sī <text:s/>Tshuì-tshuì , </text:p>
        <text:p text:style-name="P2"/>
        <text:p text:style-name="P2">你揣毋著人。</text:p>
        <text:p text:style-name="P2">lí tshuē m̄-tio̍h lâng.</text:p>
        <text:p text:style-name="P2"/>
        <text:p text:style-name="P2">你是咧講啥物話咧？</text:p>
        <text:p text:style-name="P2">Lí sī leh kóng sánn-mih uē --leh?</text:p>
        <text:p text:style-name="P2"/>
        <text:p text:style-name="P2">小等咧我來換一領衫，</text:p>
        <text:p text:style-name="P2">Sió-tán --leh guá lâi uānn tsi̍t niá sann, </text:p>
        <text:p text:style-name="P2"/>
        <text:p text:style-name="P2">咱才鬥陣來去看電影好毋乎。</text:p>
        <text:p text:style-name="P2">lán tsiah tàu-tīn lâi-khì khuànn tiān-iánn hó --m̄ --honnh.</text:p>
        <text:p text:style-name="P2"/>
        <text:p text:style-name="P2">唅？</text:p>
        <text:p text:style-name="P2">Hannh? </text:p>
        <text:p text:style-name="P2"/>
        <text:p text:style-name="P2">招我去看電影？</text:p>
        <text:p text:style-name="P2">Tsio guá khì khuànn tiān-iánn?</text:p>
        <text:p text:style-name="P2"/>
        <text:p text:style-name="P2">Mh。</text:p>
        <text:p text:style-name="P2">Mh.</text:p>
        <text:p text:style-name="P2"/>
        <text:p text:style-name="P2"><text:s/>翠翠 ！</text:p>
        <text:p text:style-name="P2"><text:s/>Tshuì-tshuì ! </text:p>
        <text:p text:style-name="P2"/>
        <text:p text:style-name="P2">你？</text:p>
        <text:p text:style-name="P2">Lí? </text:p>
        <text:p text:style-name="P2"/>
        <text:p text:style-name="P2">原來是你，</text:p>
        <text:p text:style-name="P2">Guân-lâi sī lí, </text:p>
        <text:p text:style-name="P2"/>
        <text:p text:style-name="P2">你進前講的戀愛自由，</text:p>
        <text:p text:style-name="P2">lí tsìn-tsîng kóng ê luân-ài tsū-iû, </text:p>
        <text:p text:style-name="P2"/>
        <text:p text:style-name="P2">原來是別人的某，</text:p>
        <text:p text:style-name="P2">guân-lâi sī pa̍t-lâng ê bóo, </text:p>
        <text:p text:style-name="P2"/>
        <text:p text:style-name="P2">你愛知影喔。</text:p>
        <text:p text:style-name="P2">lí ài tsai-iánn --ooh.</text:p>
        <text:p text:style-name="P2"/>
        <text:p text:style-name="P2">啊！</text:p>
        <text:p text:style-name="P2">Ah! </text:p>
        <text:p text:style-name="P2"/>
        <text:p text:style-name="P2">猶毋捌去拄著這款空頭啦，</text:p>
        <text:p text:style-name="P2">Iáu m̄ bat khì tú-tio̍h tsit khuán khang-thâu --lah, </text:p>
        <text:p text:style-name="P2"/>
        <text:p text:style-name="P2">唉！</text:p>
        <text:p text:style-name="P2"><text:soft-page-break/>haih!</text:p>
        <text:p text:style-name="P2"/>
        <text:p text:style-name="P2">到底是按怎啦？</text:p>
        <text:p text:style-name="P2">Tàu-té sī-án-tsuánn --lah? </text:p>
        <text:p text:style-name="P2"/>
        <text:p text:style-name="P2"><text:s/>翠翠 ，</text:p>
        <text:p text:style-name="P2"><text:s/>Tshuì-tshuì , </text:p>
        <text:p text:style-name="P2"/>
        <text:p text:style-name="P2">時間咧欲到矣，</text:p>
        <text:p text:style-name="P2">sî-kan tih-beh kàu --ah, </text:p>
        <text:p text:style-name="P2"/>
        <text:p text:style-name="P2">逐家看你攏無來，</text:p>
        <text:p text:style-name="P2">ta̍k-ke khuànn lí lóng bô lâi, </text:p>
        <text:p text:style-name="P2"/>
        <text:p text:style-name="P2">真著急，</text:p>
        <text:p text:style-name="P2">tsin tio̍h-kip, </text:p>
        <text:p text:style-name="P2"/>
        <text:p text:style-name="P2">叫我來佮你去，</text:p>
        <text:p text:style-name="P2">kiò guá lâi kah lí khì, </text:p>
        <text:p text:style-name="P2"/>
        <text:p text:style-name="P2">已經共你排好矣，</text:p>
        <text:p text:style-name="P2">í-king kā lí pâi hó --ah, </text:p>
        <text:p text:style-name="P2"/>
        <text:p text:style-name="P2">你哪會用得咧？</text:p>
        <text:p text:style-name="P2">lí ná ē-īng-lit --leh?</text:p>
        <text:p text:style-name="P2"/>
        <text:p text:style-name="P2">好，</text:p>
        <text:p text:style-name="P2">Hó, </text:p>
        <text:p text:style-name="P2"/>
        <text:p text:style-name="P2">無你小等咧，</text:p>
        <text:p text:style-name="P2">bô lí sió-tán --leh, </text:p>
        <text:p text:style-name="P2"/>
        <text:p text:style-name="P2">我來去準備咧。</text:p>
        <text:p text:style-name="P2">guá lâi-khì tsún-pī --leh.</text:p>
        <text:p text:style-name="P2"/>
        <text:p text:style-name="P2">好。</text:p>
        <text:p text:style-name="P2">Hó.</text:p>
        <text:p text:style-name="P2"/>
        <text:p text:style-name="P2">董事長、</text:p>
        <text:p text:style-name="P2">Táng-sū-tiúnn, </text:p>
        <text:p text:style-name="P2"/>
        <text:p text:style-name="P2">小姐。</text:p>
        <text:p text:style-name="P2">sió-tsiá.</text:p>
        <text:p text:style-name="P2"/>
        <text:p text:style-name="P2">伊是一个真好真賢慧的查某，</text:p>
        <text:p text:style-name="P2">I sī tsi̍t ê tsin hó tsin hiân-huē ê tsa-bóo, </text:p>
        <text:p text:style-name="P2"/>
        <text:p text:style-name="P2"><text:s/>忠義 應該愛佮伊結婚，</text:p>
        <text:p text:style-name="P2"><text:s/>Tiong-gī <text:s/>ing-kai ài kah i kiat-hun, </text:p>
        <text:p text:style-name="P2"/>
        <text:p text:style-name="P2">我相信比娶我好。</text:p>
        <text:p text:style-name="P2">guá siong-sìn pí tshuā guá hó.</text:p>
        <text:p text:style-name="P2"/>
        <text:p text:style-name="P2">啊？</text:p>
        <text:p text:style-name="P2">Ah?</text:p>
        <text:p text:style-name="P2"/>
        <text:p text:style-name="P2">啊，</text:p>
        <text:p text:style-name="P2">Ah, </text:p>
        <text:p text:style-name="P2"/>
        <text:p text:style-name="P2"><text:s/>忠義 、</text:p>
        <text:p text:style-name="P2"><text:s/>Tiong-gī ,</text:p>
        <text:p text:style-name="P2"/>
        <text:p text:style-name="P2"><text:s/>忠義 、</text:p>
        <text:p text:style-name="P2"><text:s/>Tiong-gī , </text:p>
        <text:p text:style-name="P2"/>
        <text:p text:style-name="P2"><text:s/>忠義 ，</text:p>
        <text:p text:style-name="P2"><text:s/>Tiong-gī , </text:p>
        <text:p text:style-name="P2"/>
        <text:p text:style-name="P2">董事長佮小姐佮恁老爸攏歡喜你娶 翠翠 轉來。</text:p>
        <text:p text:style-name="P2">táng-sū-tiúnn kah sió-tsiá kah lín lāu-pē lóng huann-hí lí tshuā <text:s/>Tshuì-tshuì <text:s/>tńg--lâi.</text:p>
        <text:p text:style-name="P2"/>
        <text:p text:style-name="P2">是啦，</text:p>
        <text:p text:style-name="P2"><text:soft-page-break/>Sī --lah, </text:p>
        <text:p text:style-name="P2"/>
        <text:p text:style-name="P2">你緊去接伊轉來。</text:p>
        <text:p text:style-name="P2">lí kín khì tsiap i tńg--lâi.</text:p>
        <text:p text:style-name="P2"/>
        <text:p text:style-name="P2">猶閣咧煩惱啥物？</text:p>
        <text:p text:style-name="P2">Iah-koh leh huân-ló sím-mi̍h?</text:p>
        <text:p text:style-name="P2"/>
        <text:p text:style-name="P2">咱來請一位最紅的歌星 翠翠 </text:p>
        <text:p text:style-name="P2">Lán lâi tshiánn tsi̍t uī tsuè âng ê kua-tshinn <text:s/>Tshuì-tshuì </text:p>
        <text:p text:style-name="P2"/>
        <text:p text:style-name="P2">小姐閣唱一塊 回想曲 。</text:p>
        <text:p text:style-name="P2">sió-tsiá koh tshiùnn tsi̍t tè <text:s/>Huê-sióng-khik .</text:p>
        <text:p text:style-name="P2"/>
        <text:p text:style-name="P2">我欲看。</text:p>
        <text:p text:style-name="P2">Guá beh khuànn.</text:p>
        <text:p text:style-name="P2"/>
        <text:p text:style-name="P2">看破阮的愛，</text:p>
        <text:p text:style-name="P2">Khuànn-phuà guán ê ài, </text:p>
        <text:p text:style-name="P2"/>
        <text:p text:style-name="P2">祈禱伊的好將來，</text:p>
        <text:p text:style-name="P2">kî-tó i ê hó tsiong-lâi, </text:p>
        <text:p text:style-name="P2"/>
        <text:p text:style-name="P2">心內痛苦無限悲哀，</text:p>
        <text:p text:style-name="P2">sim-lāi thòng-khóo bô-hān pi-ai, </text:p>
        <text:p text:style-name="P2"/>
        <text:p text:style-name="P2">有言難說滿心內，</text:p>
        <text:p text:style-name="P2">ū giân lân suat muá sim-lāi, </text:p>
        <text:p text:style-name="P2"/>
        <text:p text:style-name="P2">到底是啥人知，</text:p>
        <text:p text:style-name="P2">tàu-tué sī siánn-lâng tsai, </text:p>
        <text:p text:style-name="P2"/>
        <text:p text:style-name="P2">鴛鴦夢今何在，</text:p>
        <text:p text:style-name="P2">uan-iunn bāng kim hô tsāi, </text:p>
        <text:p text:style-name="P2"/>
        <text:p text:style-name="P2">愛佮恨放落海，</text:p>
        <text:p text:style-name="P2">ài kah hūn pàng lo̍h hái, </text:p>
        <text:p text:style-name="P2"/>
        <text:p text:style-name="P2">啊！</text:p>
        <text:p text:style-name="P2">ah! </text:p>
        <text:p text:style-name="P2"/>
        <text:p text:style-name="P2">隨意漂流天涯。</text:p>
        <text:p text:style-name="P2">Suî-ì phiau-liû thian-gâi.</text:p>
        <text:p text:style-name="P2"/>
        <text:p text:style-name="P2">觀眾，</text:p>
        <text:p text:style-name="P2">Kuan-tsiòng, </text:p>
        <text:p text:style-name="P2"/>
        <text:p text:style-name="P2">因為 翠翠 小姐帶病來獻唱，</text:p>
        <text:p text:style-name="P2">in-uī <text:s/>Tshuì-tshuì <text:s/>sió-tsiá tài pīnn lâi hiàn tshiùnn,</text:p>
        <text:p text:style-name="P2"/>
        <text:p text:style-name="P2">現時已經昏倒，</text:p>
        <text:p text:style-name="P2">hiān-sî í-king hūn--tó, </text:p>
        <text:p text:style-name="P2"/>
        <text:p text:style-name="P2">請各位原諒。</text:p>
        <text:p text:style-name="P2">tshiánn kok-uī guân-liōng.</text:p>
        <text:p text:style-name="P2"/>
        <text:p text:style-name="P2"><text:s/>忠義 兄，</text:p>
        <text:p text:style-name="P2"><text:s/>Tiong-gī <text:s/>hiann, </text:p>
        <text:p text:style-name="P2"/>
        <text:p text:style-name="P2">咱緊來去電視公司共看。</text:p>
        <text:p text:style-name="P2">lán kín lâi-khì tiān-sī kong-si kā khuànn.</text:p>
        <text:p text:style-name="P2"/>
        <text:p text:style-name="P2">是啦，</text:p>
        <text:p text:style-name="P2">Sī --lah, </text:p>
        <text:p text:style-name="P2"/>
        <text:p text:style-name="P2"><text:s/>忠義 趕緊來去。</text:p>
        <text:p text:style-name="P2"><text:s/>Tiong-gī <text:s/>kuánn-kín lâi-khì.</text:p>
        <text:p text:style-name="P2"/>
        <text:p text:style-name="P2"><text:soft-page-break/>緊啦！</text:p>
        <text:p text:style-name="P2">Kín --lah!</text:p>
        <text:p text:style-name="P2"/>
        <text:p text:style-name="P2"><text:s/>翠翠 、</text:p>
        <text:p text:style-name="P2"><text:s/>Tshuì-tshuì , </text:p>
        <text:p text:style-name="P2"/>
        <text:p text:style-name="P2"><text:s/>翠翠 ，</text:p>
        <text:p text:style-name="P2"><text:s/>Tshuì-tshuì , </text:p>
        <text:p text:style-name="P2"/>
        <text:p text:style-name="P2"><text:s/>翠翠 、</text:p>
        <text:p text:style-name="P2"><text:s/>Tshuì-tshuì , </text:p>
        <text:p text:style-name="P2"/>
        <text:p text:style-name="P2"><text:s/>翠翠 ，</text:p>
        <text:p text:style-name="P2"><text:s/>Tshuì-tshuì , </text:p>
        <text:p text:style-name="P2"/>
        <text:p text:style-name="P2">是我啦，</text:p>
        <text:p text:style-name="P2">sī guá --lah, </text:p>
        <text:p text:style-name="P2"/>
        <text:p text:style-name="P2">我是 忠義 ，</text:p>
        <text:p text:style-name="P2">guá sī <text:s/>Tiong-gī , </text:p>
        <text:p text:style-name="P2"/>
        <text:p text:style-name="P2"><text:s/>翠翠 。</text:p>
        <text:p text:style-name="P2"><text:s/>Tshuì-tshuì .</text:p>
        <text:p text:style-name="P2"/>
        <text:p text:style-name="P2"><text:s/>忠義 ，</text:p>
        <text:p text:style-name="P2"><text:s/>Tiong-gī , </text:p>
        <text:p text:style-name="P2"/>
        <text:p text:style-name="P2">我想袂到你會來看我，</text:p>
        <text:p text:style-name="P2">guá siūnn bē kàu lí ē lâi khuànn --guá,</text:p>
        <text:p text:style-name="P2"/>
        <text:p text:style-name="P2">真歡喜，</text:p>
        <text:p text:style-name="P2">tsin huann-hí, </text:p>
        <text:p text:style-name="P2"/>
        <text:p text:style-name="P2">你一定愛原諒我。</text:p>
        <text:p text:style-name="P2">lí it-tīng ài guân-liōng --guá.</text:p>
        <text:p text:style-name="P2"/>
        <text:p text:style-name="P2">我明白，</text:p>
        <text:p text:style-name="P2">Guá bîng-pi̍k, </text:p>
        <text:p text:style-name="P2"/>
        <text:p text:style-name="P2">請你愛原諒我今仔一時的衝碰。</text:p>
        <text:p text:style-name="P2">tshiánn lí ài guân-liōng guá kin-á it-sî ê tshóng-pōng.</text:p>
        <text:p text:style-name="P2"/>
        <text:p text:style-name="P2"><text:s/>翠翠 。</text:p>
        <text:p text:style-name="P2"><text:s/>Tshuì-tshuì .</text:p>
        <text:p text:style-name="P2"/>
        <text:p text:style-name="P2">過去我佮阮爸爸對你真毋著，</text:p>
        <text:p text:style-name="P2">Kè-khì guá kah gún pah-pah tuì lí tsin m̄-tio̍h, </text:p>
        <text:p text:style-name="P2"/>
        <text:p text:style-name="P2">我祝恁幸福。</text:p>
        <text:p text:style-name="P2">guá tsiok lín hīng-hok.</text:p>
        <text:p text:style-name="P2"/>
        <text:p text:style-name="P2">多謝，</text:p>
        <text:p text:style-name="P2">To-siā, </text:p>
        <text:p text:style-name="P2"/>
        <text:p text:style-name="P2">我想我。</text:p>
        <text:p text:style-name="P2">guá siūnn guá.</text:p>
        <text:p text:style-name="P2"/>
        <text:p text:style-name="P2"><text:s/>翠翠 你是怎樣？</text:p>
        <text:p text:style-name="P2"><text:s/>Tshuì-tshuì <text:s/>lí sī-tsuánn-iūnn? </text:p>
        <text:p text:style-name="P2"/>
        <text:p text:style-name="P2">唅？</text:p>
        <text:p text:style-name="P2">Hannh?</text:p>
        <text:p text:style-name="P2"/>
        <text:p text:style-name="P2">我、</text:p>
        <text:p text:style-name="P2">Guá, </text:p>
        <text:p text:style-name="P2"/>
        <text:p text:style-name="P2">我是無希望矣，</text:p>
        <text:p text:style-name="P2">guá sī bô hi-bāng --ah, </text:p>
        <text:p text:style-name="P2"/>
        <text:p text:style-name="P2">我、</text:p>
        <text:p text:style-name="P2">guá, </text:p>
        <text:p text:style-name="P2"/>
        <text:p text:style-name="P2">我死了後，</text:p>
        <text:p text:style-name="P2">guá sí liáu-āu, </text:p>
        <text:p text:style-name="P2"><text:soft-page-break/></text:p>
        <text:p text:style-name="P2">希望你答應我一項代誌，</text:p>
        <text:p text:style-name="P2">hi-bōng lí tah-ìng guá tsi̍t hāng tāi-tsì, </text:p>
        <text:p text:style-name="P2"/>
        <text:p text:style-name="P2">就佮 美祺 結婚，</text:p>
        <text:p text:style-name="P2">tiō kah <text:s/>Bí-kî <text:s/>kiat-hun, </text:p>
        <text:p text:style-name="P2"/>
        <text:p text:style-name="P2">就親像以前疼惜我的心情來疼惜著 美祺 。</text:p>
        <text:p text:style-name="P2">tiō tshin-tshiūnn í-tsîng thiànn-sioh guá ê sim-tsîng lâi thiànn-sioh tio̍h <text:s/>Bí-kî . </text:p>
        <text:p text:style-name="P2"/>
        <text:p text:style-name="P2"><text:s/>翠翠 ，</text:p>
        <text:p text:style-name="P2"><text:s/>Tshuì-tshuì , </text:p>
        <text:p text:style-name="P2"/>
        <text:p text:style-name="P2">你毋通按呢想，</text:p>
        <text:p text:style-name="P2">lí m̄-thang án-ne siūnn, </text:p>
        <text:p text:style-name="P2"/>
        <text:p text:style-name="P2">你心肝就放較開咧。</text:p>
        <text:p text:style-name="P2">lí sim-kuann tō pàng khah khui --leh.</text:p>
        <text:p text:style-name="P2"/>
        <text:p text:style-name="P2">啊。</text:p>
        <text:p text:style-name="P2">Ah.</text:p>
        <text:p text:style-name="P2"/>
        <text:p text:style-name="P2"><text:s/>翠翠 ，</text:p>
        <text:p text:style-name="P2"><text:s/>Tshuì-tshuì , </text:p>
        <text:p text:style-name="P2"/>
        <text:p text:style-name="P2">你是感覺怎樣啦？</text:p>
        <text:p text:style-name="P2">lí sī kám-kak tsuánn-iūnn --lah? </text:p>
        <text:p text:style-name="P2"/>
        <text:p text:style-name="P2"><text:s/>翠翠 。</text:p>
        <text:p text:style-name="P2"><text:s/>Tshuì-tshuì .</text:p>
        <text:p text:style-name="P2"/>
        <text:p text:style-name="P2"><text:s/>忠義 ，</text:p>
        <text:p text:style-name="P2"><text:s/>Tiong-gī , </text:p>
        <text:p text:style-name="P2"/>
        <text:p text:style-name="P2">來生再見。</text:p>
        <text:p text:style-name="P2">lâi-sing tsài-kiàn.</text:p>
        <text:p text:style-name="P2"/>
        <text:p text:style-name="P2"><text:s/>翠翠 ，</text:p>
        <text:p text:style-name="P2"><text:s/>Tshuì-tshuì , </text:p>
        <text:p text:style-name="P2"/>
        <text:p text:style-name="P2">你袂用得放我行啦，</text:p>
        <text:p text:style-name="P2">lí buē-īng-eh pàng guá kiânn --lah, </text:p>
        <text:p text:style-name="P2"/>
        <text:p text:style-name="P2"><text:s/>翠翠 ，</text:p>
        <text:p text:style-name="P2"><text:s/>Tshuì-tshuì , </text:p>
        <text:p text:style-name="P2"/>
        <text:p text:style-name="P2">你袂用得放我行，</text:p>
        <text:p text:style-name="P2">lí buē-īng-eh pàng guá kiânn, </text:p>
        <text:p text:style-name="P2"/>
        <text:p text:style-name="P2"><text:s/>翠翠 、</text:p>
        <text:p text:style-name="P2"><text:s/>Tshuì-tshuì , </text:p>
        <text:p text:style-name="P2"/>
        <text:p text:style-name="P2"><text:s/>翠翠 、</text:p>
        <text:p text:style-name="P2"><text:s/>Tshuì-tshuì , </text:p>
        <text:p text:style-name="P2"/>
        <text:p text:style-name="P2"><text:s/>翠翠 、</text:p>
        <text:p text:style-name="P2"><text:s/>Tshuì-tshuì , </text:p>
        <text:p text:style-name="P2"/>
        <text:p text:style-name="P2"><text:s/>翠翠 。</text:p>
        <text:p text:style-name="P2"><text:s/>Tshuì-tshuì .</text:p>
        <text:p text:style-name="P2"/>
        <text:p text:style-name="P2">別離容易見時難，</text:p>
        <text:p text:style-name="P2">Pia̍t-lī iông-ī kiàn sî lân, </text:p>
        <text:p text:style-name="P2"/>
        <text:p text:style-name="P2">人生的不幸，</text:p>
        <text:p text:style-name="P2">jîn-sing ê put-hīng, </text:p>
        <text:p text:style-name="P2"/>
        <text:p text:style-name="P2">為著環境來拆散純真的愛情，</text:p>
        <text:p text:style-name="P2">uī-tio̍h khuân-kíng lâi thiah-suànn sûn-tsin ê ài-<text:soft-page-break/>tsîng, </text:p>
        <text:p text:style-name="P2"/>
        <text:p text:style-name="P2">無限的愛情，</text:p>
        <text:p text:style-name="P2">bû-hān ê ài-tsîng, </text:p>
        <text:p text:style-name="P2"/>
        <text:p text:style-name="P2">雖然相會已經是含恨過一生，</text:p>
        <text:p text:style-name="P2">sui-jiân siong-huē í-king sī hâm hūn kè it-sing, </text:p>
        <text:p text:style-name="P2"/>
        <text:p text:style-name="P2">悲傷心情若親像天上的烏雲，</text:p>
        <text:p text:style-name="P2">pi-siong sim-tsîng ná tshin-tshiūnn thian-siōng ê oo-hûn, </text:p>
        <text:p text:style-name="P2"/>
        <text:p text:style-name="P2">將伊辛苦來想起滿腹的憂悶，</text:p>
        <text:p text:style-name="P2">tsiong i sin-khóo lâi siūnn-khí muá-pak ê iu-būn, </text:p>
        <text:p text:style-name="P2"/>
        <text:p text:style-name="P2">恨自己後弱意志誤會一時瞬，</text:p>
        <text:p text:style-name="P2">hūn tsū-kí hiō jio̍k ì-tsì gōo-huē tsi̍t-sî sùn, </text:p>
        <text:p text:style-name="P2"/>
        <text:p text:style-name="P2">生離。</text:p>
        <text:p text:style-name="P2">sing lī.</text:p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8aec0" officeooo:paragraph-rsid="0008aec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704-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1T12:00:54.500730280</dc:date>
    <meta:editing-duration>PT8M4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7" meta:paragraph-count="1210" meta:word-count="5817" meta:character-count="16264" meta:non-whitespace-character-count="14076"/>
  </office:meta>
</office:document-meta>
</file>